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G Times" svg:font-family="'CG Times'" style:font-family-generic="roman" style:font-pitch="variable"/>
    <style:font-face style:name="Calibri" svg:font-family="Calibri" style:font-family-generic="roman" style:font-pitch="variable"/>
    <style:font-face style:name="HelveticaSpe" svg:font-family="HelveticaSpe" style:font-family-generic="roman" style:font-pitch="variable"/>
    <style:font-face style:name="Lato" svg:font-family="Lato"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c89f" officeooo:paragraph-rsid="001dc89f" fo:background-color="#ffff66"/>
    </style:style>
    <style:style style:name="P3" style:family="paragraph" style:parent-style-name="Standard" style:list-style-name="">
      <style:paragraph-properties fo:margin-top="0.1945in" fo:margin-bottom="0.1945in" style:contextual-spacing="false" fo:line-height="100%" fo:text-align="center" style:justify-single-word="false"/>
    </style:style>
    <style:style style:name="P4" style:family="paragraph" style:parent-style-name="Standard">
      <style:paragraph-properties fo:margin-top="0.1945in" fo:margin-bottom="0.1945in" style:contextual-spacing="false" fo:line-height="100%" fo:text-align="justify" style:justify-single-word="false"/>
    </style:style>
    <style:style style:name="P5" style:family="paragraph" style:parent-style-name="Standard">
      <style:paragraph-properties fo:margin-top="0.1945in" fo:margin-bottom="0.1945in" style:contextual-spacing="false" fo:line-height="100%" fo:text-align="justify" style:justify-single-word="false"/>
      <style:text-properties fo:font-style="italic" style:font-name-asian="Times New Roman1" style:language-asian="fr" style:country-asian="FR" style:font-style-asian="italic" style:font-name-complex="Times New Roman1" style:font-style-complex="italic"/>
    </style:style>
    <style:style style:name="P6" style:family="paragraph" style:parent-style-name="Standard" style:list-style-name="" style:master-page-name="Standard">
      <style:paragraph-properties fo:margin-top="0.1945in" fo:margin-bottom="0.1945in" style:contextual-spacing="false" fo:line-height="100%" fo:text-align="center" style:justify-single-word="false" style:page-number="auto"/>
    </style:style>
    <style:style style:name="P7" style:family="paragraph" style:parent-style-name="Standard">
      <style:paragraph-properties fo:margin-left="0.4335in" fo:margin-right="0in" fo:text-indent="0in" style:auto-text-indent="false"/>
    </style:style>
    <style:style style:name="P8" style:family="paragraph" style:parent-style-name="Standard">
      <style:paragraph-properties fo:margin-left="0.4335in" fo:margin-right="0in" fo:text-align="justify" style:justify-single-word="false" fo:text-indent="0in" style:auto-text-indent="false"/>
    </style:style>
    <style:style style:name="P9"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style>
    <style:style style:name="P10"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officeooo:paragraph-rsid="001dc89f"/>
    </style:style>
    <style:style style:name="P11" style:family="paragraph" style:parent-style-name="Standard">
      <style:paragraph-properties fo:margin-left="0.4335in" fo:margin-right="0in" fo:margin-top="0in" fo:margin-bottom="0in" style:contextual-spacing="false" fo:line-height="100%" fo:text-align="justify" style:justify-single-word="false" fo:text-indent="0in" style:auto-text-indent="false"/>
    </style:style>
    <style:style style:name="P12" style:family="paragraph" style:parent-style-name="Standard">
      <style:paragraph-properties fo:margin-left="0.4398in" fo:margin-right="0in" fo:margin-top="0in" fo:margin-bottom="0.0835in" style:contextual-spacing="false" fo:line-height="100%" fo:text-align="justify" style:justify-single-word="false" fo:text-indent="0in" style:auto-text-indent="false"/>
    </style:style>
    <style:style style:name="P13" style:family="paragraph" style:parent-style-name="Standard">
      <style:paragraph-properties fo:margin-left="0.9835in" fo:margin-right="0in" fo:text-align="justify" style:justify-single-word="false" fo:text-indent="0in" style:auto-text-indent="false"/>
    </style:style>
    <style:style style:name="P14"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style>
    <style:style style:name="P15"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background-color="#ffff66"/>
    </style:style>
    <style:style style:name="P16" style:family="paragraph" style:parent-style-name="Standard">
      <style:paragraph-properties fo:margin-left="0.9839in" fo:margin-right="0in" fo:margin-top="0in" fo:margin-bottom="0.0835in" style:contextual-spacing="false" fo:line-height="100%" fo:text-align="justify" style:justify-single-word="false" fo:text-indent="0in" style:auto-text-indent="false"/>
    </style:style>
    <style:style style:name="P17" style:family="paragraph" style:parent-style-name="Standard">
      <style:paragraph-properties fo:margin-left="0.9839in" fo:margin-right="0in" fo:text-align="justify" style:justify-single-word="false" fo:text-indent="0in" style:auto-text-indent="false"/>
    </style:style>
    <style:style style:name="P18" style:family="paragraph" style:parent-style-name="Standard">
      <style:paragraph-properties fo:margin-left="0.9846in" fo:margin-right="0in" fo:margin-top="0in" fo:margin-bottom="0.0835in" style:contextual-spacing="false" fo:text-indent="0in" style:auto-text-indent="false"/>
    </style:style>
    <style:style style:name="P19" style:family="paragraph" style:parent-style-name="Standard">
      <style:paragraph-properties fo:margin-top="0in" fo:margin-bottom="0.0835in" style:contextual-spacing="false" fo:line-height="100%" fo:text-align="justify" style:justify-single-word="false"/>
      <style:text-properties style:font-name-asian="Times New Roman1" style:language-asian="fr" style:country-asian="FR" style:font-name-complex="Times New Roman1"/>
    </style:style>
    <style:style style:name="P20" style:family="paragraph" style:parent-style-name="Heading_20_4" style:list-style-name="WWNum1">
      <style:text-properties fo:background-color="#ffff66"/>
    </style:style>
    <style:style style:name="P21" style:family="paragraph" style:parent-style-name="Heading_20_1" style:list-style-name="WWNum1"/>
    <style:style style:name="P22" style:family="paragraph" style:parent-style-name="Heading_20_1" style:list-style-name="WWNum1">
      <style:paragraph-properties fo:margin-top="0.0693in" fo:margin-bottom="0.0693in" style:contextual-spacing="false"/>
    </style:style>
    <style:style style:name="P23" style:family="paragraph" style:parent-style-name="Heading_20_3" style:list-style-name="WWNum1"/>
    <style:style style:name="P24" style:family="paragraph" style:parent-style-name="Heading_20_2" style:list-style-name="WWNum1"/>
    <style:style style:name="P25" style:family="paragraph" style:parent-style-name="Footer">
      <style:paragraph-properties fo:text-align="end" style:justify-single-word="false"/>
    </style:style>
    <style:style style:name="P26" style:family="paragraph" style:parent-style-name="List_20_Paragraph" style:list-style-name="WWNum7">
      <style:paragraph-properties fo:text-align="justify" style:justify-single-word="false"/>
    </style:style>
    <style:style style:name="P27" style:family="paragraph" style:parent-style-name="List_20_Paragraph" style:list-style-name="WWNum7"/>
    <style:style style:name="P28" style:family="paragraph" style:parent-style-name="List_20_Paragraph" style:list-style-name="WWNum7">
      <style:text-properties officeooo:rsid="00169180" officeooo:paragraph-rsid="00169180"/>
    </style:style>
    <style:style style:name="P29" style:family="paragraph" style:parent-style-name="List_20_Paragraph" style:list-style-name="WWNum2">
      <style:paragraph-properties fo:margin-left="0.689in" fo:margin-right="0in" fo:margin-top="0in" fo:margin-bottom="0.0417in" style:contextual-spacing="false" fo:line-height="100%" fo:text-align="justify" style:justify-single-word="false" fo:text-indent="-0.248in" style:auto-text-indent="false"/>
    </style:style>
    <style:style style:name="P30" style:family="paragraph" style:parent-style-name="List_20_Paragraph" style:list-style-name="WWNum2">
      <style:paragraph-properties fo:margin-left="0.689in" fo:margin-right="0in" fo:margin-top="0in" fo:margin-bottom="0.0417in" style:contextual-spacing="false" fo:line-height="100%" fo:text-align="justify" style:justify-single-word="false" fo:text-indent="-0.248in" style:auto-text-indent="false"/>
      <style:text-properties fo:color="#000000" officeooo:rsid="000de570" officeooo:paragraph-rsid="000de570" style:letter-kerning="true" style:font-name-asian="Times New Roman1" style:language-asian="fr" style:country-asian="FR" style:font-name-complex="Times New Roman1"/>
    </style:style>
    <style:style style:name="P31" style:family="paragraph" style:parent-style-name="List_20_Paragraph" style:list-style-name="WWNum2">
      <style:paragraph-properties fo:margin-left="0.689in" fo:margin-right="0in" fo:margin-top="0in" fo:margin-bottom="0.0417in" style:contextual-spacing="false" fo:line-height="100%" fo:text-align="justify" style:justify-single-word="false" fo:text-indent="-0.248in" style:auto-text-indent="false"/>
      <style:text-properties officeooo:rsid="000de570" officeooo:paragraph-rsid="000de570"/>
    </style:style>
    <style:style style:name="P32" style:family="paragraph" style:parent-style-name="List_20_Paragraph" style:list-style-name="WWNum2">
      <style:paragraph-properties fo:margin-left="0.689in" fo:margin-right="0in" fo:margin-top="0in" fo:margin-bottom="0.0835in" style:contextual-spacing="false" fo:line-height="100%" fo:text-align="justify" style:justify-single-word="false" fo:text-indent="-0.248in" style:auto-text-indent="false"/>
    </style:style>
    <style:style style:name="P33" style:family="paragraph" style:parent-style-name="List_20_Paragraph" style:list-style-name="WWNum2">
      <style:paragraph-properties fo:margin-left="0.6898in" fo:margin-right="0in" fo:margin-top="0in" fo:margin-bottom="0.0835in" style:contextual-spacing="true" fo:line-height="100%" fo:text-align="justify" style:justify-single-word="false" fo:text-indent="-0.25in" style:auto-text-indent="false"/>
    </style:style>
    <style:style style:name="P34" style:family="paragraph" style:parent-style-name="List_20_Paragraph" style:list-style-name="WWNum7">
      <style:paragraph-properties fo:margin-left="0.7874in" fo:margin-right="0in" fo:margin-top="0in" fo:margin-bottom="0.0835in" style:contextual-spacing="true" fo:line-height="100%" fo:text-align="justify" style:justify-single-word="false" fo:text-indent="-0.25in" style:auto-text-indent="false"/>
    </style:style>
    <style:style style:name="P35" style:family="paragraph" style:parent-style-name="List_20_Paragraph" style:list-style-name="WWNum7">
      <style:paragraph-properties fo:margin-left="0.7874in" fo:margin-right="0in" fo:text-align="justify" style:justify-single-word="false" fo:text-indent="-0.25in" style:auto-text-indent="false"/>
    </style:style>
    <style:style style:name="P36" style:family="paragraph" style:parent-style-name="List_20_Paragraph" style:list-style-name="WWNum2">
      <style:paragraph-properties fo:margin-left="1.2327in" fo:margin-right="0in" fo:margin-top="0in" fo:margin-bottom="0in" style:contextual-spacing="false" fo:line-height="100%" fo:text-align="justify" style:justify-single-word="false" fo:text-indent="-0.248in" style:auto-text-indent="false"/>
    </style:style>
    <style:style style:name="P37" style:family="paragraph" style:parent-style-name="List_20_Paragraph" style:list-style-name="WWNum2">
      <style:paragraph-properties fo:margin-left="1.2327in" fo:margin-right="0in" fo:margin-top="0in" fo:margin-bottom="0.0835in" style:contextual-spacing="false" fo:line-height="100%" fo:text-align="justify" style:justify-single-word="false" fo:text-indent="-0.248in" style:auto-text-indent="false"/>
    </style:style>
    <style:style style:name="P38" style:family="paragraph" style:parent-style-name="List_20_Paragraph" style:list-style-name="WWNum3">
      <style:paragraph-properties fo:margin-left="1.3319in" fo:margin-right="0in" fo:margin-top="0in" fo:margin-bottom="0.0835in" style:contextual-spacing="false" fo:line-height="100%" fo:text-align="justify" style:justify-single-word="false" fo:text-indent="-0.248in" style:auto-text-indent="false">
        <style:tab-stops/>
      </style:paragraph-properties>
    </style:style>
    <style:style style:name="P39" style:family="paragraph" style:parent-style-name="List_20_Paragraph" style:list-style-name="WWNum2">
      <style:paragraph-properties fo:margin-left="1.628in" fo:margin-right="0in" fo:margin-top="0in" fo:margin-bottom="0.0835in" style:contextual-spacing="false" fo:line-height="100%" fo:text-align="justify" style:justify-single-word="false" fo:text-indent="-0.248in" style:auto-text-indent="false"/>
    </style:style>
    <style:style style:name="P40"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style>
    <style:style style:name="P41"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officeooo:rsid="00185a0d" officeooo:paragraph-rsid="00185a0d"/>
    </style:style>
    <style:style style:name="P42"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fo:background-color="#ffff66"/>
    </style:style>
    <style:style style:name="P43" style:family="paragraph" style:parent-style-name="List_20_Paragraph" style:list-style-name="WWNum2">
      <style:paragraph-properties fo:margin-left="1.5752in" fo:margin-right="0in" fo:margin-top="0in" fo:margin-bottom="0.0417in" style:contextual-spacing="false" fo:line-height="100%" fo:text-align="justify" style:justify-single-word="false" fo:text-indent="-0.25in" style:auto-text-indent="false"/>
    </style:style>
    <style:style style:name="P44" style:family="paragraph" style:parent-style-name="List_20_Paragraph" style:list-style-name="WWNum2">
      <style:paragraph-properties fo:margin-left="1.5752in" fo:margin-right="0in" fo:margin-top="0in" fo:margin-bottom="0.0417in" style:contextual-spacing="false" fo:line-height="100%" fo:text-align="justify" style:justify-single-word="false" fo:text-indent="-0.25in" style:auto-text-indent="false"/>
      <style:text-properties officeooo:rsid="00185a0d" officeooo:paragraph-rsid="00185a0d"/>
    </style:style>
    <style:style style:name="P45" style:family="paragraph" style:parent-style-name="List_20_Paragraph" style:list-style-name="WWNum3">
      <style:paragraph-properties fo:margin-left="0.7874in" fo:margin-right="0in" fo:margin-top="0in" fo:margin-bottom="0.0835in" style:contextual-spacing="false" fo:line-height="100%" fo:text-align="justify" style:justify-single-word="false" fo:text-indent="-0.248in" style:auto-text-indent="false">
        <style:tab-stops/>
      </style:paragraph-properties>
    </style:style>
    <style:style style:name="P46" style:family="paragraph" style:parent-style-name="List_20_Paragraph" style:list-style-name="WWNum2">
      <style:paragraph-properties fo:margin-left="1.0835in" fo:margin-right="0in" fo:margin-top="0in" fo:margin-bottom="0in" style:contextual-spacing="false" fo:line-height="100%" fo:text-align="justify" style:justify-single-word="false" fo:text-indent="-0.248in" style:auto-text-indent="false"/>
    </style:style>
    <style:style style:name="P47" style:family="paragraph" style:parent-style-name="List_20_Paragraph" style:list-style-name="WWNum2">
      <style:paragraph-properties fo:margin-left="1.0835in" fo:margin-right="0in" fo:margin-top="0in" fo:margin-bottom="0.0835in" style:contextual-spacing="false" fo:line-height="100%" fo:text-align="justify" style:justify-single-word="false" fo:text-indent="-0.248in" style:auto-text-indent="false"/>
    </style:style>
    <style:style style:name="T1" style:family="text">
      <style:text-properties fo:font-weight="bold" style:letter-kerning="true" style:font-name-asian="Times New Roman1" style:language-asian="fr" style:country-asian="FR" style:font-weight-asian="bold" style:font-name-complex="Times New Roman1" style:font-weight-complex="bold"/>
    </style:style>
    <style:style style:name="T2" style:family="text">
      <style:text-properties fo:font-weight="bold" style:font-weight-asian="bold"/>
    </style:style>
    <style:style style:name="T3" style:family="text">
      <style:text-properties fo:font-weight="bold" style:font-name-asian="Times New Roman1" style:language-asian="fr" style:country-asian="FR" style:font-weight-asian="bold" style:font-name-complex="Times New Roman1"/>
    </style:style>
    <style:style style:name="T4" style:family="text">
      <style:text-properties fo:font-style="italic" style:font-name-asian="Times New Roman1" style:language-asian="fr" style:country-asian="FR" style:font-style-asian="italic" style:font-name-complex="Times New Roman1"/>
    </style:style>
    <style:style style:name="T5" style:family="text">
      <style:text-properties fo:font-style="italic" style:font-name-asian="Times New Roman1" style:language-asian="fr" style:country-asian="FR" style:font-style-asian="italic" style:font-name-complex="Times New Roman1" style:font-style-complex="italic"/>
    </style:style>
    <style:style style:name="T6" style:family="text">
      <style:text-properties style:font-name-asian="Times New Roman1" style:language-asian="fr" style:country-asian="FR" style:font-name-complex="Times New Roman1"/>
    </style:style>
    <style:style style:name="T7" style:family="text">
      <style:text-properties style:font-name-asian="Times New Roman1" style:language-asian="fr" style:country-asian="FR" style:font-name-complex="Times New Roman1"/>
    </style:style>
    <style:style style:name="T8" style:family="text">
      <style:text-properties style:font-name-asian="Times New Roman1" style:language-asian="fr" style:country-asian="FR" style:font-name-complex="Times New Roman1" style:font-weight-complex="bold"/>
    </style:style>
    <style:style style:name="T9" style:family="text">
      <style:text-properties style:font-name-asian="Times New Roman1" style:language-asian="fr" style:country-asian="FR" style:font-name-complex="Times New Roman1" style:font-weight-complex="bold"/>
    </style:style>
    <style:style style:name="T10" style:family="text">
      <style:text-properties officeooo:rsid="001bcbe7" style:font-name-asian="Times New Roman1" style:language-asian="fr" style:country-asian="FR" style:font-name-complex="Times New Roman1" style:font-weight-complex="bold"/>
    </style:style>
    <style:style style:name="T11" style:family="text">
      <style:text-properties officeooo:rsid="001dc89f" style:font-name-asian="Times New Roman1" style:language-asian="fr" style:country-asian="FR" style:font-name-complex="Times New Roman1" style:font-weight-complex="bold"/>
    </style:style>
    <style:style style:name="T12" style:family="text">
      <style:text-properties officeooo:rsid="0020b26a" style:font-name-asian="Times New Roman1" style:language-asian="fr" style:country-asian="FR" style:font-name-complex="Times New Roman1" style:font-weight-complex="bold"/>
    </style:style>
    <style:style style:name="T13" style:family="text">
      <style:text-properties officeooo:rsid="0021a5d9" style:font-name-asian="Times New Roman1" style:language-asian="fr" style:country-asian="FR" style:font-name-complex="Times New Roman1" style:font-weight-complex="bold"/>
    </style:style>
    <style:style style:name="T14" style:family="text">
      <style:text-properties officeooo:rsid="000de570" style:font-name-asian="Times New Roman1" style:language-asian="fr" style:country-asian="FR" style:font-name-complex="Times New Roman1"/>
    </style:style>
    <style:style style:name="T15" style:family="text">
      <style:text-properties officeooo:rsid="000ed21f" style:font-name-asian="Times New Roman1" style:language-asian="fr" style:country-asian="FR" style:font-name-complex="Times New Roman1"/>
    </style:style>
    <style:style style:name="T16" style:family="text">
      <style:text-properties officeooo:rsid="000ed21f" style:font-name-asian="Times New Roman1" style:language-asian="fr" style:country-asian="FR" style:font-name-complex="Times New Roman1"/>
    </style:style>
    <style:style style:name="T17" style:family="text">
      <style:text-properties officeooo:rsid="001066ec" style:font-name-asian="Times New Roman1" style:language-asian="fr" style:country-asian="FR" style:font-name-complex="Times New Roman1"/>
    </style:style>
    <style:style style:name="T18" style:family="text">
      <style:text-properties officeooo:rsid="00129685" style:font-name-asian="Times New Roman1" style:language-asian="fr" style:country-asian="FR" style:font-name-complex="Times New Roman1"/>
    </style:style>
    <style:style style:name="T19" style:family="text">
      <style:text-properties officeooo:rsid="001dc89f" style:font-name-asian="Times New Roman1" style:language-asian="fr" style:country-asian="FR" style:font-name-complex="Times New Roman1"/>
    </style:style>
    <style:style style:name="T20" style:family="text">
      <style:text-properties officeooo:rsid="001dc89f" style:font-name-asian="Times New Roman1" style:language-asian="fr" style:country-asian="FR" style:font-name-complex="Times New Roman1"/>
    </style:style>
    <style:style style:name="T21" style:family="text">
      <style:text-properties officeooo:rsid="001ec226" style:font-name-asian="Times New Roman1" style:language-asian="fr" style:country-asian="FR" style:font-name-complex="Times New Roman1"/>
    </style:style>
    <style:style style:name="T22" style:family="text">
      <style:text-properties fo:font-weight="normal" style:font-weight-asian="normal"/>
    </style:style>
    <style:style style:name="T23" style:family="text">
      <style:text-properties fo:font-weight="normal" style:font-weight-asian="normal" style:font-name-complex="Verdana"/>
    </style:style>
    <style:style style:name="T24" style:family="text">
      <style:text-properties fo:font-weight="normal" style:font-weight-asian="normal" style:font-name-complex="Calibri2"/>
    </style:style>
    <style:style style:name="T25" style:family="text">
      <style:text-properties style:font-name-complex="Verdana"/>
    </style:style>
    <style:style style:name="T26" style:family="text">
      <style:text-properties style:font-name-complex="Calibri2"/>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style:language-asian="fr" style:country-asian="FR"/>
    </style:style>
    <style:style style:name="T29" style:family="text">
      <style:text-properties style:text-underline-style="solid" style:text-underline-width="auto" style:text-underline-color="font-color" fo:font-weight="bold" style:font-name-asian="Times New Roman1" style:language-asian="fr" style:country-asian="FR" style:font-weight-asian="bold" style:font-name-complex="Times New Roman1"/>
    </style:style>
    <style:style style:name="T30" style:family="text">
      <style:text-properties fo:color="#000000" style:letter-kerning="true" style:font-name-asian="Times New Roman1" style:language-asian="fr" style:country-asian="FR" style:font-name-complex="Times New Roman1"/>
    </style:style>
    <style:style style:name="T31" style:family="text">
      <style:text-properties fo:color="#000000" style:letter-kerning="true" style:font-name-asian="Times New Roman1" style:language-asian="fr" style:country-asian="FR" style:font-name-complex="Times New Roman1"/>
    </style:style>
    <style:style style:name="T32" style:family="text">
      <style:text-properties fo:color="#000000" style:letter-kerning="true" style:font-name-asian="Times New Roman1" style:language-asian="fr" style:country-asian="FR" style:font-name-complex="Times New Roman1" style:font-weight-complex="bold"/>
    </style:style>
    <style:style style:name="T33" style:family="text">
      <style:text-properties fo:color="#000000" style:letter-kerning="true" style:language-asian="fr" style:country-asian="FR"/>
    </style:style>
    <style:style style:name="T34" style:family="text">
      <style:text-properties fo:color="#000000" style:letter-kerning="true" style:language-asian="fr" style:country-asian="FR"/>
    </style:style>
    <style:style style:name="T35" style:family="text">
      <style:text-properties fo:color="#000000" style:font-name="CG Times" style:font-name-complex="Times New Roman1" style:font-size-complex="10pt"/>
    </style:style>
    <style:style style:name="T36" style:family="text">
      <style:text-properties fo:color="#000000" style:text-underline-style="solid" style:text-underline-width="auto" style:text-underline-color="font-color" fo:font-weight="bold" style:letter-kerning="true" style:font-name-asian="Times New Roman1" style:language-asian="fr" style:country-asian="FR" style:font-weight-asian="bold" style:font-name-complex="Times New Roman1"/>
    </style:style>
    <style:style style:name="T37" style:family="text">
      <style:text-properties fo:color="#000000" fo:font-weight="bold" style:letter-kerning="true" style:font-name-asian="Times New Roman1" style:language-asian="fr" style:country-asian="FR" style:font-weight-asian="bold" style:font-name-complex="Times New Roman1" style:font-weight-complex="bold"/>
    </style:style>
    <style:style style:name="T38" style:family="text">
      <style:text-properties fo:color="#000000" fo:font-style="italic" style:letter-kerning="true" style:font-name-asian="Times New Roman1" style:language-asian="fr" style:country-asian="FR" style:font-style-asian="italic" style:font-name-complex="Times New Roman1" style:font-style-complex="italic"/>
    </style:style>
    <style:style style:name="T39" style:family="text">
      <style:text-properties style:language-asian="fr" style:country-asian="FR"/>
    </style:style>
    <style:style style:name="T40" style:family="text">
      <style:text-properties officeooo:rsid="001492f8" style:language-asian="fr" style:country-asian="FR"/>
    </style:style>
    <style:style style:name="T41" style:family="text">
      <style:text-properties fo:text-transform="uppercase" style:font-name-asian="Times New Roman1" style:language-asian="fr" style:country-asian="FR" style:font-name-complex="Times New Roman1"/>
    </style:style>
    <style:style style:name="T42" style:family="text">
      <style:text-properties fo:text-transform="uppercase" style:font-name-asian="Times New Roman1" style:language-asian="fr" style:country-asian="FR" style:font-name-complex="Times New Roman1"/>
    </style:style>
    <style:style style:name="T43" style:family="text">
      <style:text-properties style:font-size-complex="9.5pt"/>
    </style:style>
    <style:style style:name="T44" style:family="text">
      <style:text-properties officeooo:rsid="00144c04" style:font-size-complex="9.5pt"/>
    </style:style>
    <style:style style:name="T45" style:family="text">
      <style:text-properties fo:color="#112611" style:font-name="Roboto Slab" fo:font-size="10pt" style:font-size-asian="10pt" style:font-size-complex="10pt"/>
    </style:style>
    <style:style style:name="T46" style:family="text">
      <style:text-properties style:font-name="Lato" fo:font-size="22pt" style:font-size-asian="22pt" style:font-size-complex="22pt"/>
    </style:style>
    <style:style style:name="T47" style:family="text">
      <style:text-properties style:font-size-complex="22pt"/>
    </style:style>
    <style:style style:name="T48" style:family="text">
      <style:text-properties style:font-size-complex="26.5pt"/>
    </style:style>
    <style:style style:name="T49" style:family="text">
      <style:text-properties fo:font-size="10pt" style:font-size-asian="10pt" style:font-size-complex="10pt"/>
    </style:style>
    <style:style style:name="T50" style:family="text">
      <style:text-properties officeooo:rsid="001b490e"/>
    </style:style>
    <style:style style:name="T51" style:family="text">
      <style:text-properties fo:background-color="#ffff66" loext:char-shading-value="0" style:font-name-asian="Times New Roman1" style:language-asian="fr" style:country-asian="FR" style:font-name-complex="Times New Roman1" style:font-weight-complex="bold"/>
    </style:style>
    <style:style style:name="T52" style:family="text">
      <style:text-properties officeooo:rsid="0021a5d9" fo:background-color="#ffff66" loext:char-shading-value="0" style:font-name-asian="Times New Roman1" style:language-asian="fr" style:country-asian="FR"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Run Report</text:span></text:h>
      <text:h text:style-name="P3" text:outline-level="1"><text:span text:style-name="T1">Conditions générales d’utilisation des services du site et de respect de la vie privée</text:span></text:h>
      <text:p text:style-name="P5"/>
      <text:p text:style-name="P4"><text:span text:style-name="T5">Dernière mise à jour : [________] septembre 2015</text:span><text:span text:style-name="T6"> </text:span></text:p>
      <text:p text:style-name="P5"/>
      <text:list xml:id="list1487725196434953541" text:style-name="WWNum1">
        <text:list-item>
          <text:h text:style-name="P22" text:outline-level="1">DÉFINITIONS</text:h>
          <text:list>
            <text:list-item>
              <text:h text:style-name="P24" text:outline-level="2"><text:span text:style-name="T22">« </text:span>Compte<text:span text:style-name="T22"> » : Compte ouvert par un Utilisateur sur le Site permettant d’accéder à ses Services.</text:span></text:h>
            </text:list-item>
            <text:list-item>
              <text:h text:style-name="P24" text:outline-level="2"><text:span text:style-name="T23">« </text:span><text:span text:style-name="T25">Conditions</text:span><text:span text:style-name="T23"> » : les présentes conditions générales d’utilisation des Services du Site et de respect de la vie privée (articles 1 à 4), incluant les conditions générales d’utilisation des Services (art. 2), les conditions de respect de la vie privée (art. 3) et les clauses générales (art. 4).</text:span></text:h>
            </text:list-item>
            <text:list-item>
              <text:h text:style-name="P24" text:outline-level="2"><text:span text:style-name="T22">« </text:span>CGU<text:span text:style-name="T22"> » : Conditions Générales d’Utilisation du Site et de ses Services, stipulées à l’article 2.</text:span></text:h>
            </text:list-item>
            <text:list-item>
              <text:h text:style-name="P24" text:outline-level="2"><text:span text:style-name="T22"><text:s/>« </text:span>Conditions de respect de la vie privée<text:span text:style-name="T22"> » : stipulations relatives au traitement des données personnelles des utilisateurs, placées à l’article 3.</text:span></text:h>
            </text:list-item>
            <text:list-item>
              <text:h text:style-name="P24" text:outline-level="2"><text:span text:style-name="T22"><text:s/>« </text:span>Contenu<text:span text:style-name="T22"> » : Informations, données, textes, logiciels, musiques, sons, photographies, images, vidéos, messages ou tout autre élément mis en ligne sur le Site ou par son intermédiaire.</text:span></text:h>
            </text:list-item>
            <text:list-item>
              <text:h text:style-name="P24" text:outline-level="2"><text:span text:style-name="T22">« </text:span>Identifiants<text:span text:style-name="T22"> » : Adresse email ainsi que tout code confidentiel permettant à un Utilisateur de s’identifier afin d’accéder à l’espace personnel de son Compte. </text:span></text:h>
            </text:list-item>
            <text:list-item>
              <text:h text:style-name="P24" text:outline-level="2"><text:span text:style-name="T22">« </text:span>Run Report<text:span text:style-name="T22"> » : nom commercial de la Société </text:span>BASYC<text:span text:style-name="T22">, société par actions simplifiée, au capital de 1.200 euros, dont le siège social est situé 40 rue des Archives, 75004 Paris, identifié sous le numéro 813 022 522, RCS Paris, représentée par son Président, Monsieur Sylvain Darrasse. BASYC (RUN REPORT) est propriétaire du Site, prestataire des Services et responsable du traitement des données à caractère personnel des Utilisateurs.</text:span></text:h>
            </text:list-item>
            <text:list-item>
              <text:h text:style-name="P24" text:outline-level="2"><text:span text:style-name="T22"><text:s/>« </text:span>Services<text:span text:style-name="T22"> » : Ensemble des fonctionnalités gratuites ou payantes proposées par Run Report sur le Site. </text:span></text:h>
            </text:list-item>
            <text:list-item>
              <text:h text:style-name="P24" text:outline-level="2"><text:soft-page-break/><text:span text:style-name="T24">« </text:span><text:span text:style-name="T26">Site</text:span><text:span text:style-name="T24"> » : le site </text:span><text:span text:style-name="T22">en ligne accessible à l’adresse: </text:span><text:span text:style-name="T23">https://runreport.fr/</text:span></text:h>
            </text:list-item>
            <text:list-item>
              <text:h text:style-name="P24" text:outline-level="2"><text:span text:style-name="T24">« </text:span><text:span text:style-name="T26">Utilisateur</text:span><text:span text:style-name="T24"> » ou « </text:span><text:span text:style-name="T26">Vous</text:span><text:span text:style-name="T24"> » : personne physique accédant au Site et/ou utilisant ses Services.</text:span></text:h>
            </text:list-item>
          </text:list>
        </text:list-item>
        <text:list-item>
          <text:h text:style-name="P21" text:outline-level="1">Conditions générales d’utilisation des services</text:h>
          <text:list>
            <text:list-item>
              <text:h text:style-name="P24" text:outline-level="2">Objet </text:h>
            </text:list-item>
          </text:list>
        </text:list-item>
      </text:list>
      <text:p text:style-name="P8">Les conditions générales d’utilisation des Services (« <text:span text:style-name="T2">CGU</text:span> ») stipulées au présent article 2, ont pour objet de définir les conditions dans lesquelles les Utilisateurs, via leur Compte, peuvent accéder au Site à et ses Services. Tout accès au Site et utilisation des Services implique votre acceptation complète et sans réserve. La version applicable des présentes CGU est celle figurant sur le Site au moment d’une visite ou de l’utilisation d’un Service.</text:p>
      <text:list xml:id="list220001974027572" text:continue-numbering="true" text:style-name="WWNum1">
        <text:list-item>
          <text:list>
            <text:list-item>
              <text:h text:style-name="P24" text:outline-level="2">Description des Services</text:h>
            </text:list-item>
          </text:list>
        </text:list-item>
      </text:list>
      <text:p text:style-name="P7">Les Services disponibles sur le Site et leur coût éventuel lorsque ces Services ne sont pas gratuits sont résumés <text:span text:style-name="T27">ici</text:span> [_Lien vers les tableaux_______]. </text:p>
      <text:p text:style-name="P12"><text:span text:style-name="T6">En outre, le Site vous permet de :</text:span></text:p>
      <text:list xml:id="list1212513289645476454" text:style-name="WWNum2">
        <text:list-item>
          <text:p text:style-name="P29"><text:span text:style-name="T30">Vous inscrire en tant qu’athlète ou coach,</text:span></text:p>
        </text:list-item>
        <text:list-item>
          <text:p text:style-name="P29"><text:span text:style-name="T30">participer aux activités de vos clubs en qualité d’athlète ; </text:span></text:p>
        </text:list-item>
        <text:list-item>
          <text:p text:style-name="P29"><text:span text:style-name="T30">créer des clubs d’athlètes et les animer en qualité de coach ;</text:span></text:p>
        </text:list-item>
        <text:list-item>
          <text:p text:style-name="P29"><text:span text:style-name="T30">interagir avec les autres Utilisateurs et membres de votre club ;</text:span></text:p>
        </text:list-item>
        <text:list-item>
          <text:p text:style-name="P29"><text:span text:style-name="T30">recevoir des suggestions d’adhésion à des clubs ;</text:span></text:p>
        </text:list-item>
        <text:list-item>
          <text:p text:style-name="P29"><text:span text:style-name="T30">participer à des sondages ;</text:span></text:p>
        </text:list-item>
        <text:list-item>
          <text:p text:style-name="P29"><text:span text:style-name="T30">participer à des conversations par messages instantanés avec les autres Utilisateurs du Site, notre équipe, ou sur des blogs ou forums hébergés par le Site ;</text:span></text:p>
        </text:list-item>
        <text:list-item>
          <text:p text:style-name="P33"><text:span text:style-name="T6">publier tous types de contenus en relation avec la pratique </text:span><text:span text:style-name="T14">du sport</text:span><text:span text:style-name="T6"> : avis, témoignages, </text:span><text:span text:style-name="T14">séances, commentaires, </text:span><text:span text:style-name="T6">liens, photos, etc.</text:span></text:p>
        </text:list-item>
      </text:list>
      <text:list xml:id="list220002154538266" text:continue-list="list220001974027572" text:style-name="WWNum1">
        <text:list-item>
          <text:list>
            <text:list-item>
              <text:h text:style-name="P24" text:outline-level="2">Accès aux Services – commande de services payants</text:h>
            </text:list-item>
          </text:list>
        </text:list-item>
      </text:list>
      <text:p text:style-name="P8">Les utilisateurs et visiteurs peuvent accéder au service via un accès internet grâce à un terminal PC ou mobile (tablette par exemple). </text:p>
      <text:p text:style-name="P8">Navigateurs compatible avec l’utilisation du Site et de ses Services : </text:p>
      <text:list xml:id="list220001502395150" text:continue-list="list1212513289645476454" text:style-name="WWNum2">
        <text:list-item>
          <text:p text:style-name="P31"><text:span text:style-name="T30">Firefox toutes versions</text:span></text:p>
        </text:list-item>
        <text:list-item>
          <text:p text:style-name="P31"><text:span text:style-name="T30">Chrome toutes versions</text:span></text:p>
        </text:list-item>
        <text:list-item>
          <text:p text:style-name="P30">Internet Explorer version supérieure à 9</text:p>
        </text:list-item>
        <text:list-item>
          <text:p text:style-name="P30">Safari</text:p>
        </text:list-item>
      </text:list>
      <text:p text:style-name="P7"><text:soft-page-break/>L’accès au Site et aux Services gratuits est immédiat à la création du Compte. </text:p>
      <text:p text:style-name="P7">L’accès aux Services payants est effectif à compter du paiement effectif en ligne.</text:p>
      <text:list xml:id="list220002769772466" text:continue-list="list220002154538266" text:style-name="WWNum1">
        <text:list-item>
          <text:list>
            <text:list-item>
              <text:h text:style-name="P24" text:outline-level="2">Création et sécurité du Compte personnel </text:h>
              <text:list>
                <text:list-item>
                  <text:h text:style-name="P23" text:outline-level="3">Conditions d’inscription</text:h>
                </text:list-item>
              </text:list>
            </text:list-item>
          </text:list>
        </text:list-item>
      </text:list>
      <text:p text:style-name="P13"><text:span text:style-name="T39">En créant un Compte personnel sur notre Site, vous vous engagez à : </text:span></text:p>
      <text:list xml:id="list6393197525696362051" text:style-name="WWNum7">
        <text:list-item>
          <text:p text:style-name="P26"><text:span text:style-name="T39">accepter et respecter les présentes Conditions et celles présentes par ailleurs sur le Site, sous quelle que forme que ce soit (chartes, etc.) ;</text:span></text:p>
        </text:list-item>
        <text:list-item>
          <text:p text:style-name="P26"><text:span text:style-name="T39">utiliser votre vrai nom, communiquer de vraies informations, des coordonnées exactes et les mettre à jour ;</text:span></text:p>
        </text:list-item>
        <text:list-item>
          <text:p text:style-name="P26"><text:span text:style-name="T39">n’être titulaire que d’un seul Compte personnel sur le Site ; </text:span></text:p>
        </text:list-item>
        <text:list-item>
          <text:p text:style-name="P26"><text:span text:style-name="T39">respecter la modération du Site ; notamment, vous abstenir d’ouvrir un autre compte sans notre autorisation pour le cas où votre Compte serait suspendu ou supprimé ; </text:span></text:p>
        </text:list-item>
        <text:list-item>
          <text:p text:style-name="P26"><text:span text:style-name="T39">ne pas faire d’utilisation commerciale du Site ;</text:span></text:p>
        </text:list-item>
        <text:list-item>
          <text:p text:style-name="P26"><text:span text:style-name="T39">garder votre mot de passe confidentiel, empêcher l’accès de tiers à votre compte, et vous abstenir de faire quoi que ce soit qui puisse en compromettre la sécurité.</text:span></text:p>
        </text:list-item>
      </text:list>
      <text:list xml:id="list220001005698865" text:continue-list="list220002769772466" text:style-name="WWNum1">
        <text:list-item>
          <text:list>
            <text:list-item>
              <text:list>
                <text:list-item>
                  <text:h text:style-name="P23" text:outline-level="3">Mineurs</text:h>
                </text:list-item>
              </text:list>
            </text:list-item>
          </text:list>
        </text:list-item>
      </text:list>
      <text:p text:style-name="P13"><text:span text:style-name="T39">L’utilisation du Site n’est pas autorisée aux mineurs de moins de 13 ans. </text:span></text:p>
      <text:p text:style-name="P13"><text:span text:style-name="T39">Les mineurs de 13 ans et plus sont seulement admis à créer un compte « athlète » et utiliser les Services correspondants, à la condition expresse qu’ils aient préalablement obtenu l’autorisation de leurs parents ou du titulaire de l’autorité parentale et de fournir les informations et adresses électroniques auxquelles toute communication peut leur être transmise. Le fait pour eux d’être inscrits par le responsable légal du Compte implique qu’ils ont obtenu cette autorisation préalable. Run Report se réserve le droit de procéder à toutes vérifications et de suspendre l’accès aux Services faute de justificatif produit.</text:span></text:p>
      <text:list xml:id="list220001288229534" text:continue-numbering="true" text:style-name="WWNum1">
        <text:list-item>
          <text:list>
            <text:list-item>
              <text:h text:style-name="P24" text:outline-level="2">Sécurité des Identifiants</text:h>
            </text:list-item>
          </text:list>
        </text:list-item>
      </text:list>
      <text:p text:style-name="P8">L’Utilisateur, inscrit sous un compte « athlète » ou « coach » s’engage à conserver secrets ses identifiants et à ne pas les communiquer à des tiers. Toute perte, détournement ou utilisation non autorisée des Identifiants de <text:soft-page-break/>l’utilisateur d’un Compte et leurs conséquences relèvent de la seule responsabilité du titulaire du Compte ou son responsable légal. </text:p>
      <text:list xml:id="list220001039309982" text:continue-numbering="true" text:style-name="WWNum1">
        <text:list-item>
          <text:list>
            <text:list-item>
              <text:h text:style-name="P24" text:outline-level="2">Responsabilité de l’Utilisateur<text:bookmark text:name="6"/></text:h>
            </text:list-item>
          </text:list>
        </text:list-item>
      </text:list>
      <text:p text:style-name="P8">A défaut de respect des présentes CGU, Run Report pourra, immédiatement sans préavis ni indemnité, suspendre ou résilier l’espace personnel de l’Utilisateur rattaché à ce Compte et lui refuser l’accès, de façon temporaire ou définitive à tout ou partie des Services. </text:p>
      <text:p text:style-name="P8">L’Utilisateur s’interdit de détourner la finalité des Services, en échangeant ou diffusant des Contenus sans rapport avec sa pratique de la course à pied ou en ne se conformant pas aux consignes de son Coach. Est visé ici, notamment, tout Contenu ou comportement en ligne illicite ou préjudiciable susceptible de poursuite judiciaire. </text:p>
      <text:p text:style-name="P8">Le signalement de tels Contenus ou comportement à Run Report entraînera la suspension de leur Compte sur le Site et une information des autorités compétentes, par Run Report ou la victime, le cas échéant.</text:p>
      <text:list xml:id="list220001285678862" text:continue-numbering="true" text:style-name="WWNum1">
        <text:list-item>
          <text:list>
            <text:list-item>
              <text:h text:style-name="P24" text:outline-level="2">Limitation de responsabilité</text:h>
            </text:list-item>
          </text:list>
        </text:list-item>
      </text:list>
      <text:p text:style-name="P9"><text:span text:style-name="T6">Run Report ne saurait être tenu responsable de l’utilisation qui serait faite des Services par les Utilisateurs. En particulier, Run Report ne peut, en aucune façon, être responsable au titre : </text:span></text:p>
      <text:list xml:id="list220002312127143" text:continue-list="list6393197525696362051" text:style-name="WWNum7">
        <text:list-item>
          <text:p text:style-name="P34"><text:span text:style-name="T6">des activités organisées par les coachs et Clubs enregistrés par les coachs sur le Site, </text:span></text:p>
        </text:list-item>
        <text:list-item>
          <text:p text:style-name="P34"><text:span text:style-name="T6">des Contenus affichés, mis en ligne, envoyés, reçus ou transmis par les Utilisateurs (coachs et athlètes) ou présents sur les sites tiers. </text:span></text:p>
        </text:list-item>
      </text:list>
      <text:p text:style-name="P9"><text:span text:style-name="T6">Run Report ne fournit aucune garantie expresse ou implicite, sans que cette énumération ne soit limitative, relative à la continuité, performance, pérennité des Services. L’Utilisateur reconnaît que son utilisation des Services se fait à ses risques et périls. Les Services lui sont fournis « en l’état » et sont accessibles sans aucune garantie de disponibilité et de régularité. Run Report s’efforcera de rendre les services accessibles 24 heures sur 24, sept jours sur sept, sauf en cas de force majeure ou d’un événement hors du contrôle de Run Report et sous réserve des périodes de maintenance, des pannes éventuelles, des aléas techniques liés à la nature du réseau internet ou des actes de malveillance ou toute atteinte portée au matériel ou aux logiciels de Run Report. Run Report ne pourra en aucun cas être tenue responsable d’une interruption de Service quel que soit la cause, la durée ou la fréquence de cette interruption. L’Utilisateur reconnaît que la vitesse de transmission des informations ne dépend pas des Services, mais des caractéristiques inhérentes aux réseaux de communications électroniques et des caractéristiques techniques de son mode de connexion et de son accès Internet. </text:span></text:p>
      <text:p text:style-name="P9"><text:span text:style-name="T6">Les informations et contenus disponibles sur le Site n’ont qu’un objet informatif et ne sauraient constituer en aucun cas un conseil ou une recommandation de quelque nature que ce soit par Run Report, et ne </text:span><text:soft-page-break/><text:span text:style-name="T6">sauraient en aucun cas engager sa responsabilité, à quelque titre que ce soit. </text:span></text:p>
      <text:p text:style-name="P9"><text:span text:style-name="T6">L'Utilisateur est seul maître de la bonne utilisation, avec discernement et bon sens, des informations mises à sa disposition sur le Site.</text:span></text:p>
      <text:p text:style-name="P9"><text:span text:style-name="T41">Dans tous les cas de mise en cause de la responsabilité de Run Report, l'indemnisation due en dernier ressort par Run Report en réparation de tous préjudices souffert par tout utilisateur ne pourra excéder </text:span><text:span text:style-name="T41">cent euros (EUR 100)</text:span><text:span text:style-name="T41">. </text:span></text:p>
      <text:list xml:id="list220001031544456" text:continue-list="list220001285678862" text:style-name="WWNum1">
        <text:list-item>
          <text:list>
            <text:list-item>
              <text:h text:style-name="P24" text:outline-level="2">Responsabilité des contenus publiés par les utilisateurs</text:h>
              <text:list>
                <text:list-item>
                  <text:h text:style-name="P23" text:outline-level="3">Vos publications</text:h>
                </text:list-item>
              </text:list>
            </text:list-item>
          </text:list>
        </text:list-item>
      </text:list>
      <text:p text:style-name="P16"><text:span text:style-name="T6">Les espaces de discussion sur le Site sont destinés à vous permettre d’apporter votre contribution aux thèmes de discussion et aux informations échangées, publiés sur le Site, en rapport avec la pratique </text:span><text:span text:style-name="T15">du sport</text:span><text:span text:style-name="T6">. </text:span></text:p>
      <text:p text:style-name="P16"><text:span text:style-name="T6">Vous êtes seul responsable des informations et contenus que vous publiez sur le Site, et plus généralement, de l’utilisation que vous faites du Site. Vous devez considérer la publication d’informations sur le Site, même au sein de Clubs ou groupes particuliers, comme une diffusion publique engageant votre responsabilité en qualité d’éditeur, au sens de l’article 6.III de la loi dans la confiance dans l’économie numérique du 21 juin 2004. Vous devez garder à l’esprit que des mineurs peuvent accéder à vos publications sur le Site à partir de l’âge de 13 ans.</text:span></text:p>
      <text:p text:style-name="P16"><text:span text:style-name="T6">Dans le cadre de vos publications, comme de toute utilisation du Site, vous vous engagez au respect de la Loi et des droits des tiers, et notamment à proscrire toute publication présentant en tout ou partie un caractère illicite, contrefaisant, nuisible, attentatoire à la vie privée, diffamatoire, haineux, raciste, injurieux, abusif, pornographique ou sexuel, indécent ou obscène, de harcèlement, d’intimidation, d’incitation au suicide, à la violence, à la haine raciale, aux atteintes à l’intégrité ou à la dignité des personnes, faisant l’apologie du terrorisme ou des crimes contre l’humanité, excessifs ou autrement répréhensibles, ou présentant des images portant atteinte à la dignité des personnes et à l’intégrité du corps humain, ou, plus généralement, portant atteinte aux droits de Run Report, des autres Utilisateurs ou des tiers.</text:span><text:span text:style-name="T4"> </text:span></text:p>
      <text:p text:style-name="P16"><text:span text:style-name="T6">D’une façon générale, chaque utilisation du Site doit se faire avec délicatesse, au service du partage de son goût pour le sport et de son expérience sportive, et prohiber toute information non conforme à la réalité ou pouvant induire en erreur.</text:span></text:p>
      <text:p text:style-name="P16"><text:span text:style-name="T6">Nous n’effectuons pas de contrôle a priori sur les Contenus auxquels le Site permet d’accéder qui sont fournis sous la seule responsabilité des Utilisateurs et des tiers qui les éditent. Nous ne garantissons pas l’absence de contenus illicites ou préjudiciables publiés sur le Site en infraction avec les présentes Conditions, ou tout site tiers auquel le Site donne accès.</text:span></text:p>
      <text:p text:style-name="P16"><text:soft-page-break/><text:span text:style-name="T6">Il est de votre responsabilité, comme de celle de chaque Utilisateur, de s’assurer que les Contenus que vous publiez ne violent aucune loi ou règlement en vigueur et satisfont aux règles exposées aux termes des présentes Conditions.</text:span></text:p>
      <text:p text:style-name="P16"><text:span text:style-name="T6">En particulier, vous devez vous assurer de détenir l’ensemble des droits, notamment de propriété intellectuelle, nécessaires à la publication des Contenus que vous diffusez sur le Site, tels que les autorisations écrites des personnes apparaissant sur les photos ou vidéo publiées.</text:span></text:p>
      <text:list xml:id="list220001238916108" text:continue-numbering="true" text:style-name="WWNum1">
        <text:list-item>
          <text:list>
            <text:list-item>
              <text:list>
                <text:list-item>
                  <text:h text:style-name="P23" text:outline-level="3">Modération</text:h>
                </text:list-item>
              </text:list>
            </text:list-item>
          </text:list>
        </text:list-item>
      </text:list>
      <text:p text:style-name="P13"><text:span text:style-name="T39">Un modérateur est susceptible de supprimer à tout moment, sans avoir à en informer au préalable la personne les ayant mis en ligne, toute contribution ou Contenu :</text:span></text:p>
      <text:list xml:id="list220001956942531" text:continue-list="list220002312127143" text:style-name="WWNum7">
        <text:list-item>
          <text:p text:style-name="P26"><text:span text:style-name="T39">qui ne serait pas en relation avec le thème de discussion, la ligne éditoriale du Site, ou </text:span></text:p>
        </text:list-item>
        <text:list-item>
          <text:p text:style-name="P26"><text:span text:style-name="T39">qui serait contraire à la Loi, aux présentes Conditions, ou à toute autre règle ou charte du Site, ou qui manquerait à l’obligation générale de délicatesse, ou</text:span></text:p>
        </text:list-item>
        <text:list-item>
          <text:p text:style-name="P26"><text:span text:style-name="T39">qui risquerait de nuire au bon fonctionnement du Site.</text:span></text:p>
        </text:list-item>
      </text:list>
      <text:p text:style-name="P13"><text:span text:style-name="T39">Une information du diffuseur de ces Contenus sera éventuellement effectuée ultérieurement à l’adresse indiquée par celui-ci dans le formulaire d’inscription en ligne du Site. Dans la mesure de sa disponibilité et selon la teneur des Contenus en cause, le modérateur s’efforcera d’engager un débat contradictoire.</text:span></text:p>
      <text:p text:style-name="P13"><text:span text:style-name="T39">Outre le modérateur du Site (cf. </text:span><text:span text:style-name="T28">informations legales</text:span><text:span text:style-name="T39">), chaque coach doit exercer un contrôle régulier des Contenus diffusés dans le cadre de son Club sur le Site.</text:span></text:p>
      <text:list xml:id="list220001504572715" text:continue-list="list220001238916108" text:style-name="WWNum1">
        <text:list-item>
          <text:list>
            <text:list-item>
              <text:list>
                <text:list-item>
                  <text:h text:style-name="P23" text:outline-level="3">Données personnelles</text:h>
                </text:list-item>
              </text:list>
            </text:list-item>
          </text:list>
        </text:list-item>
      </text:list>
      <text:p text:style-name="P16"><text:span text:style-name="T6">Les données qui vous concernent et qui figurent sur les espaces de discussion ne peuvent être collectées ou utilisées à d’autres fins que celles du fonctionnement des espaces de discussion (sauf après avoir été rendues anonymes).</text:span></text:p>
      <text:p text:style-name="P16"><text:span text:style-name="T6">Vous pouvez, à tout moment, supprimer directement sur le Site vos contributions aux espaces de discussion du Site ou demander que celles-ci soient supprimées, aux adresses suivantes : </text:span><text:a xlink:type="simple" xlink:href="https://runreport.fr/user/delete">https://runreport.fr/user/delete</text:a><text:span text:style-name="T15"> </text:span><text:span text:style-name="T6">; ou : Modérateur, </text:span><text:a xlink:type="simple" xlink:href="mailto:contact@runreport.fr">contact@runreport.fr</text:a><text:span text:style-name="T15"> </text:span><text:span text:style-name="T6">.</text:span><text:span text:style-name="T6"> Toutefois, ces publications pourront subsister pendant un temps indéfini dans les profils et dans la mémoire des comptes des autres Utilisateurs.</text:span></text:p>
      <text:list xml:id="list220002278832431" text:continue-numbering="true" text:style-name="WWNum1">
        <text:list-item>
          <text:list>
            <text:list-item>
              <text:list>
                <text:list-item>
                  <text:h text:style-name="P23" text:outline-level="3"><text:span text:style-name="T26">Alerte sur les Contenus illicites</text:span> éventuels </text:h>
                </text:list-item>
              </text:list>
            </text:list-item>
          </text:list>
        </text:list-item>
      </text:list>
      <text:p text:style-name="P14"><text:soft-page-break/>Si vous détectez des Contenus illicites ou préjudiciables sur le Site ou par son intermédiaire, vous devez nous en informer immédiatement à l’adresse : <text:a xlink:type="simple" xlink:href="mailto:contact@runreport.fr">contact@runreport.fr</text:a><text:span text:style-name="T17"> </text:span>.</text:p>
      <text:p text:style-name="P14">Run Report peut être tenue de communiquer aux autorités judiciaires, sur demande de celles-ci, tous les éléments en sa possession permettant d'identifier l'auteur d'agissements illicites commis au moyen du Site.</text:p>
      <text:p text:style-name="P14">Nous attirons également votre attention sur les dispositions de l’article 6-I-4 de la loi dans la confiance dans l’économie numérique (LCEN) du 21 juin 2004, lesquelles sanctionnent le fait pour toute personne, de présenter à un hébergeur ou fournisseur d’accès un contenu ou une activité comme étant illicite dans le but d’en obtenir le retrait ou d’en faire cesser la diffusion, alors qu’elle sait cette information inexacte, d’une peine d’un an d’emprisonnement et de 15.000 euros d’amende.</text:p>
      <text:p text:style-name="P14"><text:span text:style-name="T41">Vous vous engagez à indemniser Run Report de toutes conséquences dommageables liées directement ou indirectement à votre usage du Site.</text:span></text:p>
      <text:list xml:id="list220002356702755" text:continue-numbering="true" text:style-name="WWNum1">
        <text:list-item>
          <text:list>
            <text:list-item>
              <text:h text:style-name="P24" text:outline-level="2">Accord de licence au profit de Run Report </text:h>
            </text:list-item>
          </text:list>
        </text:list-item>
      </text:list>
      <text:p text:style-name="P9"><text:span text:style-name="T6">Dans le cadre de vos participations et publications sur le Site, vous nous accordez une licence non-exclusive, transférable, sous-licenciable, sans redevance, à titre gratuit et mondiale pour l’utilisation des contenus que vous publiez sur le Site. </text:span></text:p>
      <text:p text:style-name="P9"><text:span text:style-name="T6">La licence ainsi attachée à chacun de vos contenus diffusés sur le Site expire à compter de la suppression de votre compte ou dudit contenu sur le Site. Vous acceptez toutefois que les contenus que vous avez publiés et qui ont été partagés et conservés par d’autres Utilisateurs, puissent encore subsister sur les comptes desdits Utilisateurs, bien que leur source originelle sur le Site en ait été supprimée.</text:span></text:p>
      <text:p text:style-name="P9"><text:span text:style-name="T6">Cette licence comprend le droit pour Run Report ou ses ayants droits de reproduire et de représenter dans les conditions définies ci-dessous, pendant la durée de protection des droits et pour les territoires du monde entier, tout ou partie de vos contributions sur tout ou partie du Site Run Report.com, et/ou dans les mailings de RunReport.com, ainsi que leur utilisation pour des éditions successives en version papier ou sous forme électronique d’étude, compilations, annuaires réalisés à l’initiative et sous la direction de Run Report ayant pour objet l’activité </text:span><text:span text:style-name="T18">du sport </text:span><text:span text:style-name="T6">promue par le Site, sans restriction ni limitation du nombre d’éditions, qu'elles soient réalisées à titre onéreux ou gratuit.</text:span></text:p>
      <text:p text:style-name="P9"><text:span text:style-name="T6">Ces droits que vous nous concédez comprennent :</text:span></text:p>
      <text:list xml:id="list220001130826748" text:continue-list="list220001502395150" text:style-name="WWNum2">
        <text:list-item>
          <text:p text:style-name="P32"><text:span text:style-name="T6">Le droit d'adaptation des contenus que vous publiez, ce droit incluant de façon non limitative le droit de les corriger, adapter, améliorer, mixer, traduire en toute langue ou langage, assembler, transcrire, arranger, incorporer dans un ensemble plus large ou différent et ce, pour les opérations envisagées d’édition définies ci-dessus par Run Report ou ses ayants droits, qu'elles soient réalisées à titre onéreux ou gratuit, et notamment afin de respecter la charte graphique du Site et optimiser ses performances techniques.</text:span></text:p>
        </text:list-item>
        <text:list-item>
          <text:p text:style-name="P32"><text:soft-page-break/><text:span text:style-name="T6">Le droit de représentation et de diffusion des contenus, en tout ou partie, dans leur forme actuelle ou adaptée, par l’intermédiation éventuelle de tiers et sous-traitants, de quelque manière que ce soit, par tout procédé connu ou non encore connu présent ou à venir, et notamment par tous réseaux de télécommunication, actuels ou futurs, tels que l’Internet ou les intranets.</text:span></text:p>
        </text:list-item>
      </text:list>
      <text:p text:style-name="P9"><text:span text:style-name="T6">Chaque Utilisateur garantit en conséquence Run Report contre tout recours ou réclamation d’un tiers concernant l’utilisation que Run Report ou ses sous-traitants pourrait faire de ces contributions au titre de la présente licence d’utilisation.</text:span></text:p>
      <text:p text:style-name="P9"><text:span text:style-name="T6">Vous reconnaissez qu’aucune rémunération ou indemnité ne vous est due au titre de la licence que vous nous concédez aux termes du présent article.</text:span></text:p>
      <text:list xml:id="list220001882602765" text:continue-list="list220002356702755" text:style-name="WWNum1">
        <text:list-item>
          <text:list>
            <text:list-item>
              <text:h text:style-name="P24" text:outline-level="2">Propriété intellectuelle</text:h>
            </text:list-item>
          </text:list>
        </text:list-item>
      </text:list>
      <text:p text:style-name="P9"><text:span text:style-name="T6">A l'exception des Contenus que vous publiez valablement sur le Site, tous les éléments, Contenus et fonctionnalités du Site, qu'ils soient visuels ou sonores, y compris la technologie sous-jacente, sont protégés par le droit de la propriété intellectuelle : droits d'auteur, marques, brevets, etc., au profit de Run Report, de ses sous-traitants ou des Utilisateurs du Site. </text:span></text:p>
      <text:p text:style-name="P9"><text:span text:style-name="T6">Vous n’êtes donc pas habilité à reproduire, représenter ou exploiter ces Contenus en dehors de l’utilisation normale et raisonnable du Site, de la copie privée et de la représentation dans le cadre familial ou</text:span><text:bookmark text:name="10"/><text:bookmark text:name="9"/><text:span text:style-name="T6"> intime. </text:span></text:p>
      <text:list xml:id="list220001062135452" text:continue-numbering="true" text:style-name="WWNum1">
        <text:list-item>
          <text:list>
            <text:list-item>
              <text:h text:style-name="P24" text:outline-level="2">Exercice du droit de rétractation</text:h>
            </text:list-item>
          </text:list>
        </text:list-item>
      </text:list>
      <text:p text:style-name="P8">Conformément aux dispositions du Code de la consommation, l’Utilisateur dispose d’un <text:span text:style-name="T2">délai de réflexion de 14 jours</text:span> à compter de l’achat (la commande et son paiement concomitant) d’un ou plusieurs Services payants, valant conclusion du contrat, pour exercer son <text:span text:style-name="T2">droit de rétractation</text:span>. L’Utilisateur souhaitant se rétracter n’a ni à justifier ses motifs, ni à payer de pénalités. Toutefois, sa volonté de rétractation doit être clairement formulée via le formulaire accessible à l’adresse suivante : <text:a xlink:type="simple" xlink:href="http://www.runreport.com/retractation.pdf"><text:span text:style-name="T43">http</text:span></text:a><text:a xlink:type="simple" xlink:href="http://www.runreport.com/retractation.pdf"><text:span text:style-name="T44">s</text:span></text:a><text:a xlink:type="simple" xlink:href="http://www.runreport.com/retractation.pdf"><text:span text:style-name="T43">://runreport.</text:span></text:a><text:a xlink:type="simple" xlink:href="http://www.runreport.com/retractation.pdf"><text:span text:style-name="T44">fr</text:span></text:a><text:a xlink:type="simple" xlink:href="http://www.runreport.com/retractation.pdf"><text:span text:style-name="T43">/</text:span></text:a><text:span text:style-name="T44">premium/cancel</text:span></text:p>
      <text:list xml:id="list220002671597037" text:continue-numbering="true" text:style-name="WWNum1">
        <text:list-item>
          <text:list>
            <text:list-item>
              <text:h text:style-name="P24" text:outline-level="2">Force majeure</text:h>
            </text:list-item>
          </text:list>
        </text:list-item>
      </text:list>
      <text:p text:style-name="P8"><text:bookmark text:name="11"/>La durée de validité des Services achetés est de un (1) an, à compter de la date d’achat. </text:p>
      <text:p text:style-name="P8">Toutefois, en cas de force majeure, le client aura la possibilité d’obtenir le remboursement de sa commande de Services à partir de la date de réception par Run Report de sa demande, au protata du temps restant à courir. Le client doit être en mesure de pouvoir justifier les motifs légitimes de sa rupture anticipée du contrat, c'est-à-dire en cas de survenance d'un évènement imprévisible l'empêchant de poursuivre l'exécution du contrat, tels que notamment :</text:p>
      <text:list xml:id="list220002757811482" text:continue-list="list220001956942531" text:style-name="WWNum7">
        <text:list-item>
          <text:p text:style-name="P35"><text:span text:style-name="T39">Chômage de l’Utilisateur suite à la rupture d'un contrat à durée indéterminée, faillite personnelle, ou difficultés financières ayant </text:span><text:soft-page-break/><text:span text:style-name="T39">données suite à notification de recevabilité en Commission de Surendettement des Ménages,</text:span></text:p>
        </text:list-item>
        <text:list-item>
          <text:p text:style-name="P35"><text:span text:style-name="T39">Décès, hospitalisation et/ou arrêt de maladie de plus de trois mois de l'Utilisateur, </text:span></text:p>
        </text:list-item>
        <text:list-item>
          <text:p text:style-name="P35"><text:span text:style-name="T39">Incarcération de l’Utilisateur,</text:span></text:p>
        </text:list-item>
        <text:list-item>
          <text:p text:style-name="P35"><text:span text:style-name="T39">Autre cas de force majeure.</text:span></text:p>
        </text:list-item>
      </text:list>
      <text:list xml:id="list220002585760513" text:continue-list="list220002671597037" text:style-name="WWNum1">
        <text:list-item>
          <text:list>
            <text:list-item>
              <text:h text:style-name="P24" text:outline-level="2">Annulation - Remboursement</text:h>
            </text:list-item>
          </text:list>
        </text:list-item>
      </text:list>
      <text:p text:style-name="P8"><text:span text:style-name="T39">En dehors du droit de rétractation et des cas de force majeure rappelé aux articles précédents, aucun remboursement à la suite de l’annulation d’une commande de Services n’est accordé aux Utilisateurs. </text:span></text:p>
      <text:p text:style-name="P8"><text:span text:style-name="T39">Pour le cas de l’exercice du droit de rétractation ou de l’annulation d’un paiement pour force majeure, le remboursement des sommes payées interviendra dans un délai de quarante-cinq (45) jours à compter de la réception de la demande de remboursement accompagnée de justificatifs pour le cas de force majeure invoquée. Le compte de l’Utilisateur débité lors de la commande des Services annulés sera re-crédité de la même somme.</text:span></text:p>
      <text:list xml:id="list220002079696814" text:continue-numbering="true" text:style-name="WWNum1">
        <text:list-item>
          <text:list>
            <text:list-item>
              <text:h text:style-name="P24" text:outline-level="2">Processus de commande de Services payants et factures </text:h>
              <text:list>
                <text:list-item>
                  <text:h text:style-name="P23" text:outline-level="3">Prix </text:h>
                </text:list-item>
              </text:list>
            </text:list-item>
          </text:list>
        </text:list-item>
      </text:list>
      <text:p text:style-name="P17">Les prix des Services sont indiqués en euros, toutes taxes comprises, <text:span text:style-name="T27">ici</text:span> et dans le récapitulatif de toute commande et correspondent à une durée d’utilisation des Services concernés de un (1) an.</text:p>
      <text:p text:style-name="P17">Tous les prix affichés sont calculés taxe sur la valeur ajoutée (TVA) incluse, qui peut être différente selon les pays de facturation.<text:span text:style-name="T45"> </text:span></text:p>
      <text:p text:style-name="P17">Run Report se réserve le droit de modifier ses prix à tout moment. <text:s/>Les Services sont facturés sur la base des tarifs en vigueur au moment de l’enregistrement de votre commande, sous réserve de disponibilité.<text:span text:style-name="T45"> </text:span></text:p>
      <text:list xml:id="list220001593998467" text:continue-numbering="true" text:style-name="WWNum1">
        <text:list-item>
          <text:list>
            <text:list-item>
              <text:list>
                <text:list-item>
                  <text:h text:style-name="P23" text:outline-level="3">Commande - Facture</text:h>
                </text:list-item>
              </text:list>
            </text:list-item>
          </text:list>
        </text:list-item>
      </text:list>
      <text:p text:style-name="P17"><text:span text:style-name="T39">Vous pouvez acheter des Services sur le Site à Run Report à la page </text:span><text:a xlink:type="simple" xlink:href="https://runreport.fr/premium">https://runreport.fr/premium</text:a><text:span text:style-name="T40"> </text:span><text:span text:style-name="T39">.</text:span></text:p>
      <text:p text:style-name="P13"><text:span text:style-name="T39">Après avoir sélectionné les Services souhaités, un récapitulatif de votre commande vous sera présenté pour confirmation de votre commande et avant paiement des éventuels Services payants commandés. Un email de confirmation vous sera adressé à l’adresse que vous aurez communiquée, après confirmation de votre </text:span><text:soft-page-break/><text:span text:style-name="T39">commande (et paiement éventuel). Chaque paiement de Services payants donne lieu à l’établissement d’une facture communiquée sous bref délai par email à l’Utilisateur.</text:span></text:p>
      <text:list xml:id="list220001669569197" text:continue-numbering="true" text:style-name="WWNum1">
        <text:list-item>
          <text:list>
            <text:list-item>
              <text:list>
                <text:list-item>
                  <text:h text:style-name="P23" text:outline-level="3">Paiement</text:h>
                </text:list-item>
              </text:list>
            </text:list-item>
          </text:list>
        </text:list-item>
      </text:list>
      <text:p text:style-name="P13">Les Services sont payables comptant au moment de la commande.</text:p>
      <text:p text:style-name="P13">Le règlement des achats de Services s’effectue via la plateforme de paiement sécurisée Paymill. Elle permet en toute sécurité d’accepter les paiements en ligne par cartes de crédit. L’Utilisateur client reconnaît expressément que la communication de son numéro de carte bancaire, sécurisé par Paymill, à Run Report vaut autorisation de débit de son compte à concurrence du prix des Services commandés.<text:span text:style-name="T45"> </text:span></text:p>
      <text:p text:style-name="P13">Les données enregistrées et conservées par Run Report constituent la preuve de la commande et de l’ensemble des transactions passées. Les données enregistrées par Paymill constituent la preuve des transactions financières.<text:span text:style-name="T45"> </text:span></text:p>
      <text:list xml:id="list220001390081871" text:continue-numbering="true" text:style-name="WWNum1">
        <text:list-item>
          <text:h text:style-name="P21" text:outline-level="1">COnditions de respect de la Vie privéé</text:h>
        </text:list-item>
      </text:list>
      <text:p text:style-name="P11"><text:span text:style-name="T6">Le respect de votre vie privée est important pour Run Report. Les Conditions de respect de la vie privée stipulées au présent article 3 vous informent, en vue de votre consentement éclairé, des conditions dans lesquelles les données à caractère personnel vous concernant (« </text:span><text:span text:style-name="T3">données personnelles</text:span><text:span text:style-name="T6"> ») sont recueillies, utilisées et communiquées par Run Report lorsque vous visitez notre Site ou utilisez ses Services. </text:span></text:p>
      <text:list xml:id="list220001997570933" text:continue-numbering="true" text:style-name="WWNum1">
        <text:list-item>
          <text:list>
            <text:list-item>
              <text:h text:style-name="P24" text:outline-level="2">Comment sont recueillies vos données personnelles</text:h>
              <text:list>
                <text:list-item>
                  <text:h text:style-name="P23" text:outline-level="3">Les données de vos visites</text:h>
                </text:list-item>
              </text:list>
            </text:list-item>
          </text:list>
        </text:list-item>
      </text:list>
      <text:p text:style-name="P14"><text:span text:style-name="T6">Votre </text:span><text:span text:style-name="T29">navigateur Web</text:span><text:span text:style-name="T6"> peut envoyer automatiquement des informations à notre Site, lors de vos visites, telles que l'adresse de protocole Internet de votre ordinateur (IP), les temps d'accès, les types et langue du navigateur, le système d'exploitation de votre ordinateur et des informations sur votre utilisation du Site, comme l’adresse des pages visitées. </text:span></text:p>
      <text:p text:style-name="P14"><text:span text:style-name="T6">Nous pouvons également collecter ces informations grâce à la technologie des </text:span><text:span text:style-name="T29">cookies</text:span><text:span text:style-name="T6">. Ces petits fichiers de données stockés sur votre disque dur par notre Site nous aident à améliorer et personnaliser votre expérience du Site, en identifiant vos préférences, les parties du Site les plus populaires, le nombre d'ordinateurs accédant à notre Site et les informations démographiques des Utilisateurs. Nous n’utilisons vos données de géolocalisation qu’après les avoir rendues anonymes, dans le cadre des sondages ou statistiques. Vous pouvez configurer votre </text:span><text:soft-page-break/><text:span text:style-name="T6">navigateur pour interdire les cookies, mais vous risquez alors de ne pas pouvoir accéder à certaines fonctions ou Services du Site. </text:span></text:p>
      <text:p text:style-name="P14"><text:span text:style-name="T6">Nos prestataires de services peuvent également utiliser des cookies de session pour collecter des données permettant le fonctionnement du Site et son amélioration. Ces utilisations de cookies sont usuelles et couvertes par les propres conditions des prestataires. Nous sélectionnons nos prestataires en fonction des garanties de sécurité des données et de respect des règles de confidentialité qu’ils présentent. </text:span></text:p>
      <text:p text:style-name="P14"><text:span text:style-name="T6">Notre</text:span><text:span text:style-name="T30"> Site peut contenir enfin des </text:span><text:span text:style-name="T36">liens vers d'autres sites Web</text:span><text:span text:style-name="T30">. Le traitement de vos données à caractère personnel par ces sites sera régi par leurs propres conditions de respect de la vie privée. Nous vous conseillons de les consulter avant toute autre action sur ces sites.</text:span></text:p>
      <text:list xml:id="list220001877014108" text:continue-numbering="true" text:style-name="WWNum1">
        <text:list-item>
          <text:list>
            <text:list-item>
              <text:list>
                <text:list-item>
                  <text:h text:style-name="P23" text:outline-level="3">Les données d’inscription et de navigation </text:h>
                </text:list-item>
              </text:list>
            </text:list-item>
          </text:list>
        </text:list-item>
      </text:list>
      <text:p text:style-name="P18"><text:span text:style-name="T39">Pour créer un compte sur notre Site, vous devez être : </text:span></text:p>
      <text:list xml:id="list220001396822272" text:continue-list="list220002757811482" text:style-name="WWNum7">
        <text:list-item>
          <text:p text:style-name="P27"><text:span text:style-name="T33">majeur ou </text:span></text:p>
        </text:list-item>
        <text:list-item>
          <text:p text:style-name="P27"><text:span text:style-name="T33">âgé d’au moins treize ans et agir sous le contrôle et l’autorisation de vos parents (cf. </text:span><text:span text:style-name="T33">art. 2.4.2</text:span><text:span text:style-name="T33">), </text:span></text:p>
        </text:list-item>
      </text:list>
      <text:p text:style-name="P18"><text:span text:style-name="T39">et fournir vos :</text:span></text:p>
      <text:list xml:id="list220002155729982" text:continue-numbering="true" text:style-name="WWNum7">
        <text:list-item>
          <text:p text:style-name="P27"><text:span text:style-name="T33">nom et prénom,</text:span></text:p>
        </text:list-item>
        <text:list-item>
          <text:p text:style-name="P27"><text:span text:style-name="T33">adresse mail,</text:span></text:p>
        </text:list-item>
        <text:list-item>
          <text:p text:style-name="P27"><text:span text:style-name="T33">date de naissance ,</text:span></text:p>
        </text:list-item>
        <text:list-item>
          <text:p text:style-name="P28"><text:span text:style-name="T33">téléphone pour la création d'un club.</text:span></text:p>
        </text:list-item>
      </text:list>
      <text:p text:style-name="P14"><text:span text:style-name="T6">A la suite de votre inscription, un identifiant et un mot de passe vous seront délivrés pour que vous accédiez aux services et fonctionnalités du Site en vous identifiant sous votre compte. </text:span></text:p>
      <text:p text:style-name="P14"><text:span text:style-name="T6">Vous êtes responsables de votre utilisation du Site et de ses Services, ainsi que des informations que vous y communiquez et des Contenus que vous y publiez. Le Site ne traite ces données que pour vous permettre l’utilisation du Site et de ses Services ou à des fins statistiques, après les avoir rendues anonymes, ou toutes autres fins décrites à l’article </text:span><text:span text:style-name="T33">3.2</text:span><text:span text:style-name="T6"> ci-après.</text:span></text:p>
      <text:p text:style-name="P14"><text:span text:style-name="T30">Le Site conserve également : </text:span></text:p>
      <text:list xml:id="list220002505659124" text:continue-list="list220001130826748" text:style-name="WWNum2">
        <text:list-item>
          <text:p text:style-name="P36"><text:span text:style-name="T30">l’historique  de votre navigation sur le Site (clics, informations lues, etc.),</text:span></text:p>
        </text:list-item>
        <text:list-item>
          <text:p text:style-name="P36"><text:span text:style-name="T30">les équipements utilisés et</text:span></text:p>
        </text:list-item>
        <text:list-item>
          <text:p text:style-name="P37"><text:span text:style-name="T6">l’identité de votre fournisseur d’accès.</text:span></text:p>
        </text:list-item>
      </text:list>
      <text:list xml:id="list220001976277152" text:continue-list="list220001877014108" text:style-name="WWNum1">
        <text:list-item>
          <text:list>
            <text:list-item>
              <text:h text:style-name="P24" text:outline-level="2">Quelle utilisation de vos données personnelles et quelle finalité </text:h>
              <text:list>
                <text:list-item>
                  <text:h text:style-name="P23" text:outline-level="3">Finalité du traitement de vos données personnelles</text:h>
                </text:list-item>
              </text:list>
            </text:list-item>
          </text:list>
        </text:list-item>
      </text:list>
      <text:p text:style-name="P16"><text:span text:style-name="T30">Nous utilisons les données à caractère personnel vous concernant pour : </text:span></text:p>
      <text:list xml:id="list6567970066219642423" text:style-name="WWNum3">
        <text:list-item>
          <text:list>
            <text:list-item>
              <text:p text:style-name="P38"><text:soft-page-break/><text:span text:style-name="T6">vous enregistrer comme Utilisateur et vous attribuer un Compte afin que vous puissiez utiliser le Site et ses Services, et notamment ses fonctionnalités liées à vos activités et performances en tant qu’athlète ou coach, ou à la gestion de votre club en tant que coach (cf. art. </text:span><text:span text:style-name="T6">3.1.2</text:span><text:span text:style-name="T6">) ;</text:span></text:p>
            </text:list-item>
            <text:list-item>
              <text:p text:style-name="P38"><text:span text:style-name="T6">traiter vos commandes de Services ;</text:span></text:p>
            </text:list-item>
            <text:list-item>
              <text:p text:style-name="P38"><text:span text:style-name="T6">personnaliser et améliorer votre expérience du Site et la présentation de ses services et informations ; </text:span></text:p>
            </text:list-item>
            <text:list-item>
              <text:p text:style-name="P38"><text:span text:style-name="T6">répondre à vos commentaires et questions, vous transmettre des informations et contenus relatifs à l’exécution de nos Services, tels que mises à jour, alertes de sécurité et notes techniques ;</text:span></text:p>
            </text:list-item>
            <text:list-item>
              <text:p text:style-name="P38"><text:span text:style-name="T6">assurer la validité du compte, la sécurité des données du Site, le respect de la Loi et des droits des tiers, et notamment des droits de propriété intellectuels ;</text:span></text:p>
            </text:list-item>
            <text:list-item>
              <text:p text:style-name="P38"><text:span text:style-name="T6">toute autre fin décrite aux termes des présentes Conditions ou communiquée sur notre Site ou dans le cadre de nos services ;</text:span></text:p>
            </text:list-item>
            <text:list-item>
              <text:p text:style-name="P38"><text:span text:style-name="T6">nous utilisons également vos données, après les avoir rendues anonymes, pour </text:span></text:p>
            </text:list-item>
          </text:list>
        </text:list-item>
      </text:list>
      <text:list xml:id="list220003146858882" text:continue-list="list220002505659124" text:style-name="WWNum2">
        <text:list-item>
          <text:p text:style-name="P39"><text:span text:style-name="T6">procéder à des analyses statistiques des performances du Site et de nos actions, afin d’améliorer les Services du Site et leur publicité, </text:span></text:p>
        </text:list-item>
        <text:list-item>
          <text:p text:style-name="P39"><text:span text:style-name="T6">sélectionner les publicités à afficher au cours de votre navigation.</text:span><text:span text:style-name="T6"> </text:span></text:p>
        </text:list-item>
      </text:list>
      <text:list xml:id="list220001525062179" text:continue-list="list220001976277152" text:style-name="WWNum1">
        <text:list-item>
          <text:list>
            <text:list-item>
              <text:list>
                <text:list-item>
                  <text:h text:style-name="P23" text:outline-level="3">Profil Public</text:h>
                </text:list-item>
              </text:list>
            </text:list-item>
          </text:list>
        </text:list-item>
      </text:list>
      <text:p text:style-name="P14"><text:span text:style-name="T6">Vous disposez d'un </text:span><text:a xlink:type="simple" xlink:href="https://runreport.fr/user/my-profile">profil visible</text:a><text:span text:style-name="T6"> par d'autres Utilisateurs sur le Site, vous permettant de partager vos informations sportives.</text:span></text:p>
      <text:list xml:id="list220002489709219" text:continue-numbering="true" text:style-name="WWNum1">
        <text:list-item>
          <text:list>
            <text:list-item>
              <text:list>
                <text:list-item>
                  <text:h text:style-name="P23" text:outline-level="3">Qu'est ce qui est visible ?</text:h>
                </text:list-item>
              </text:list>
            </text:list-item>
          </text:list>
        </text:list-item>
      </text:list>
      <text:list xml:id="list220002775394605" text:continue-list="list220003146858882" text:style-name="WWNum2">
        <text:list-item>
          <text:p text:style-name="P40"><text:span text:style-name="T30">Différents types d'informations sont affichables :</text:span></text:p>
          <text:list>
            <text:list-item>
              <text:p text:style-name="P43"><text:span text:style-name="T30">Informations personnelles basiques,</text:span></text:p>
            </text:list-item>
            <text:list-item>
              <text:p text:style-name="P43"><text:span text:style-name="T30">Nom &amp; prénom ;</text:span></text:p>
            </text:list-item>
          </text:list>
        </text:list-item>
        <text:list-item>
          <text:p text:style-name="P40"><text:span text:style-name="T30">Appartenance à des clubs ;</text:span></text:p>
        </text:list-item>
        <text:list-item>
          <text:p text:style-name="P40"><text:span text:style-name="T30">Votre photo ;</text:span></text:p>
        </text:list-item>
        <text:list-item>
          <text:p text:style-name="P41"><text:span text:style-name="T30">Vos entraîneurs ;</text:span></text:p>
        </text:list-item>
        <text:list-item>
          <text:p text:style-name="P40"><text:span text:style-name="T30">Vos statistiques ;</text:span></text:p>
        </text:list-item>
        <text:list-item>
          <text:p text:style-name="P40"><text:span text:style-name="T30">Vos records (courses passées) ;</text:span></text:p>
        </text:list-item>
        <text:list-item>
          <text:p text:style-name="P40"><text:span text:style-name="T30">Vos courses futures ;</text:span></text:p>
        </text:list-item>
        <text:list-item>
          <text:p text:style-name="P41"><text:span text:style-name="T30">Vos badges ;</text:span></text:p>
        </text:list-item>
        <text:list-item>
          <text:p text:style-name="P40"><text:span text:style-name="T30">Votre calendrier complet ;</text:span></text:p>
          <text:list>
            <text:list-item>
              <text:p text:style-name="P43"><text:span text:style-name="T30">Séances,</text:span></text:p>
            </text:list-item>
            <text:list-item>
              <text:p text:style-name="P43"><text:span text:style-name="T30">Commentaires,</text:span></text:p>
            </text:list-item>
            <text:list-item>
              <text:p text:style-name="P44"><text:span text:style-name="T30">Traces GPS,</text:span></text:p>
            </text:list-item>
            <text:list-item>
              <text:p text:style-name="P44"><text:soft-page-break/><text:span text:style-name="T30">Courbes de fréquences cardiaques et performances.</text:span></text:p>
            </text:list-item>
          </text:list>
        </text:list-item>
      </text:list>
      <text:list xml:id="list220001538510623" text:continue-list="list220002489709219" text:style-name="WWNum1">
        <text:list-item>
          <text:list>
            <text:list-item>
              <text:list>
                <text:list-item>
                  <text:h text:style-name="P23" text:outline-level="3">Qui peut voir mon profil ?</text:h>
                </text:list-item>
              </text:list>
            </text:list-item>
          </text:list>
        </text:list-item>
      </text:list>
      <text:p text:style-name="P2"><text:span text:style-name="T46">Profil simplifié</text:span></text:p>
      <text:p text:style-name="P14"><text:span text:style-name="T8">Par défaut</text:span><text:span text:style-name="T6">, votre profil est visible uniquement par les coachs et athlètes appartenant à vos clubs (et approuvés par vos coachs) ; les simples visiteurs du Site ou athlètes d'autres clubs ne peuvent voir vos données.</text:span></text:p>
      <text:p text:style-name="P14"><text:span text:style-name="T8">Le calendrier complet est privé par défaut ; vous êtes le seul à le voir.</text:span></text:p>
      <text:p text:style-name="P14"><text:span text:style-name="T8">Vous pouvez changer ces réglages, ainsi qu’exposé au paragraphe suivant.</text:span></text:p>
      <text:list xml:id="list220002786122826" text:continue-numbering="true" text:style-name="WWNum1">
        <text:list-item>
          <text:list>
            <text:list-item>
              <text:list>
                <text:list-item>
                  <text:h text:style-name="P23" text:outline-level="3">Comment changer la visibilité de mon profil ?</text:h>
                </text:list-item>
              </text:list>
            </text:list-item>
          </text:list>
        </text:list-item>
      </text:list>
      <text:p text:style-name="P14"><text:span text:style-name="T8">Il existe trois modes de visibilité pour chacune des données visibles </text:span>(mentionnées à l’article 3.2.3)<text:span text:style-name="T8">, et modifiable dans vos </text:span><text:a xlink:type="simple" xlink:href="https://runreport.fr/user/preferences">préférences</text:a><text:span text:style-name="T8"> (onglet « Visibilité » du profil) :</text:span></text:p>
      <text:list xml:id="list220002822314919" text:continue-list="list220002775394605" text:style-name="WWNum2">
        <text:list-item>
          <text:p text:style-name="P40"><text:span text:style-name="T37">Privé</text:span><text:span text:style-name="T30"> : vous êtes le seul à pouvoir voir vos données.</text:span></text:p>
        </text:list-item>
        <text:list-item>
          <text:p text:style-name="P40"><text:span text:style-name="T37">Club</text:span><text:span text:style-name="T30"> : tous les membres de vos clubs peuvent voir vos données.</text:span></text:p>
        </text:list-item>
        <text:list-item>
          <text:p text:style-name="P40"><text:span text:style-name="T37">Public</text:span><text:span text:style-name="T30"> : n'importe qui peut voir vos données, y compris des visiteurs non connectées, ou les </text:span><text:span text:style-name="T38">robots</text:span><text:span text:style-name="T30"> de moteur de recherche.</text:span></text:p>
        </text:list-item>
      </text:list>
      <text:p text:style-name="P14"><text:span text:style-name="T8">Vous pouvez combiner ces différents modes de visibilité afin d'afficher uniquement certaines parties (ou aucune, ou la totalité) de votre profil. </text:span></text:p>
      <text:list xml:id="list220001827623543" text:continue-list="list220002786122826" text:style-name="WWNum1">
        <text:list-item>
          <text:list>
            <text:list-item>
              <text:list>
                <text:list-item>
                  <text:h text:style-name="P23" text:outline-level="3">Synchronisation <text:span text:style-name="T50">de fournisseurs de traces GPS</text:span></text:h>
                </text:list-item>
              </text:list>
            </text:list-item>
          </text:list>
        </text:list-item>
      </text:list>
      <text:p text:style-name="P15"><text:span text:style-name="T8">L’utilisation de la synchronisation avec </text:span><text:span text:style-name="T10">un ou plusieurs fournisseurs de traces GPS</text:span><text:span text:style-name="T8">, dont l’option est disponible sur le Site, s’effectue dans les conditions suivantes.</text:span></text:p>
      <text:list xml:id="list220001953430519" text:continue-numbering="true" text:style-name="WWNum1">
        <text:list-item>
          <text:list>
            <text:list-item>
              <text:list>
                <text:list-item>
                  <text:list>
                    <text:list-item>
                      <text:h text:style-name="P20" text:outline-level="4">But</text:h>
                    </text:list-item>
                  </text:list>
                </text:list-item>
              </text:list>
            </text:list-item>
          </text:list>
        </text:list-item>
      </text:list>
      <text:p text:style-name="P15"><text:span text:style-name="T8">Si vous utilisez une montre </text:span><text:span text:style-name="T12">ou application mobile compatible avec un des fournisseurs de traces GPS supportés par RunReport</text:span><text:span text:style-name="T8">, il est possible de synchroniser </text:span><text:span text:style-name="T12">automatiquement </text:span><text:span text:style-name="T8">vos données sur </text:span><text:span text:style-name="T11">RunReport</text:span><text:span text:style-name="T8">.</text:span></text:p>
      <text:list xml:id="list220002854384771" text:continue-numbering="true" text:style-name="WWNum1">
        <text:list-item>
          <text:list>
            <text:list-item>
              <text:list>
                <text:list-item>
                  <text:list>
                    <text:list-item>
                      <text:h text:style-name="P20" text:outline-level="4">Comment ?</text:h>
                    </text:list-item>
                  </text:list>
                </text:list-item>
              </text:list>
            </text:list-item>
          </text:list>
        </text:list-item>
      </text:list>
      <text:p text:style-name="P14"><text:span text:style-name="T51">Il vous suffit d</text:span><text:span text:style-name="T52">'utiliser notre processus d'authentification pour chaque fournisseur (login/mot de passe pour Garmin ; autorisation automatique « Oauth » pour les autres)</text:span></text:p>
      <text:p text:style-name="P15"><text:span text:style-name="T8">La synchronisation a lieu toutes les 15 minutes. </text:span></text:p>
      <text:list xml:id="list220002063604063" text:continue-numbering="true" text:style-name="WWNum1">
        <text:list-item>
          <text:list>
            <text:list-item>
              <text:list>
                <text:list-item>
                  <text:list>
                    <text:list-item>
                      <text:h text:style-name="P20" text:outline-level="4"><text:soft-page-break/>Login / Mot de passe</text:h>
                    </text:list-item>
                  </text:list>
                </text:list-item>
              </text:list>
            </text:list-item>
          </text:list>
        </text:list-item>
      </text:list>
      <text:p text:style-name="P15"><text:span text:style-name="T8">Nous devons vous demander votre login/mot de passe pour récupérer régulièrement vos informations sur Garmin Connect, ne disposant pas d'API officielle.</text:span></text:p>
      <text:p text:style-name="P14"><text:span text:style-name="T51">Votre mot de passe est chiffré puis stocké en utilisant des </text:span><text:a xlink:type="simple" xlink:href="http://gnupg.org/">outils professionnels</text:a><text:span text:style-name="T51">. Mais il reste stocké dans la base de données du Site. </text:span></text:p>
      <text:p text:style-name="P15"><text:span text:style-name="T8">Pour un maximum de sécurité, nous vous conseillons de changer votre mot de passe Garmin Connect pour un mot de passe unique (qui ne serait pas réutilisé sur votre compte mail, ou autre)</text:span></text:p>
      <text:list xml:id="list220002907066220" text:continue-numbering="true" text:style-name="WWNum1">
        <text:list-item>
          <text:list>
            <text:list-item>
              <text:list>
                <text:list-item>
                  <text:list>
                    <text:list-item>
                      <text:h text:style-name="P20" text:outline-level="4">Qu'est ce qui est importé ?</text:h>
                    </text:list-item>
                  </text:list>
                </text:list-item>
              </text:list>
            </text:list-item>
          </text:list>
        </text:list-item>
      </text:list>
      <text:p text:style-name="P15"><text:span text:style-name="T8">Seules les données </text:span><text:span text:style-name="T13">des fournisseurs</text:span><text:span text:style-name="T8"> sont importées vers le Site. Aucune donnée </text:span><text:span text:style-name="T13">stockée chez un fournisseur</text:span><text:span text:style-name="T8"> ne peut être altérée. </text:span></text:p>
      <text:p text:style-name="P15"><text:span text:style-name="T8">Lors d'un import d'une séance, les données sportives sont récupérées (temps, distance, vitesse) mais aussi la trace GPS.</text:span></text:p>
      <text:p text:style-name="P15"><text:span text:style-name="T8">Les données sont alors attachées à la séance du jour sur le Site, et remplissent les champs suivants s’ils ne sont pas déjà renseignés :</text:span></text:p>
      <text:list xml:id="list220001207712591" text:continue-list="list220002822314919" text:style-name="WWNum2">
        <text:list-item>
          <text:p text:style-name="P42"><text:span text:style-name="T32">Nom de la séance,</text:span></text:p>
        </text:list-item>
        <text:list-item>
          <text:p text:style-name="P42"><text:span text:style-name="T32">Commentaire,</text:span></text:p>
        </text:list-item>
        <text:list-item>
          <text:p text:style-name="P42"><text:span text:style-name="T32">Distance,</text:span></text:p>
        </text:list-item>
        <text:list-item>
          <text:p text:style-name="P42"><text:span text:style-name="T32">Temps.</text:span></text:p>
        </text:list-item>
      </text:list>
      <text:p text:style-name="P15"><text:span text:style-name="T8">De plus, la séance </text:span><text:span text:style-name="T13">du fournisseur</text:span><text:span text:style-name="T8"> est indiquée en bas à droite de chaque séance (avec l'icone).</text:span></text:p>
      <text:p text:style-name="P15"><text:span text:style-name="T8">Enfin, votre coach </text:span><text:span text:style-name="T13">et vos amis </text:span><text:span text:style-name="T8">peu</text:span><text:span text:style-name="T13">vent </text:span><text:span text:style-name="T8">voir vos données </text:span><text:span text:style-name="T13">GPS sur une carte « OpenStreetMap » automatiquement générée sur votre profil public.</text:span></text:p>
      <text:list xml:id="list220001190589696" text:continue-list="list220002907066220" text:style-name="WWNum1">
        <text:list-item>
          <text:list>
            <text:list-item>
              <text:h text:style-name="P24" text:outline-level="2">Vos droits sur vos données personnelles </text:h>
            </text:list-item>
          </text:list>
        </text:list-item>
      </text:list>
      <text:p text:style-name="P9"><text:span text:style-name="T6">Vous disposez, conformément à la loi n° 78-17 du 6 janvier 1978 modifiée, d'un droit d'accès, de suppression et de rectification de vos données à caractère personnel traitées par notre Site.</text:span></text:p>
      <text:p text:style-name="P9"><text:span text:style-name="T6">Vous pouvez accéder, modifier ou supprimer vos données à caractère personnel sur le Site, ainsi que supprimer vos contributions nominativement diffusées dans le cadre des espaces de discussion du Site, soit directement si cela vous est ouvert par les fonctionnalités du Site, soit en nous en adressant la demande, et sous réserve que celle-ci soit légitime, par email à </text:span><text:span text:style-name="T19">contact</text:span><text:span text:style-name="T6">@runreport.</text:span><text:span text:style-name="T19">fr</text:span><text:span text:style-name="T6"> ou courrier à l’adresse suivante : BASYC, Run Report, Responsable du traitement, 40 rue des Archives 75004 Paris, France. </text:span></text:p>
      <text:list xml:id="list220002110377661" text:continue-numbering="true" text:style-name="WWNum1">
        <text:list-item>
          <text:list>
            <text:list-item>
              <text:h text:style-name="P24" text:outline-level="2">Transferts de vos données personnelles</text:h>
            </text:list-item>
          </text:list>
        </text:list-item>
      </text:list>
      <text:p text:style-name="P9"><text:span text:style-name="T6">Sauf exceptions ci-après énumérées ou autorisation préalable de votre part, nous ne transférons aucune donnée vous concernant à aucun tiers. </text:span></text:p>
      <text:list xml:id="list220001329656138" text:continue-list="list6567970066219642423" text:style-name="WWNum3">
        <text:list-item>
          <text:list>
            <text:list-item>
              <text:p text:style-name="P45"><text:soft-page-break/><text:span text:style-name="T6">Seules les données rendues anonymes peuvent être transférées, sous la forme de sondages, enquêtes, statistiques, etc. ou pour permettre la sélection des publicités de nos partenaires. </text:span></text:p>
            </text:list-item>
            <text:list-item>
              <text:p text:style-name="P45"><text:span text:style-name="T6">Nous pouvons partager vos données personnelles dans les conditions suivantes : </text:span></text:p>
            </text:list-item>
          </text:list>
        </text:list-item>
      </text:list>
      <text:list xml:id="list220002061462289" text:continue-list="list220001207712591" text:style-name="WWNum2">
        <text:list-item>
          <text:p text:style-name="P46"><text:span text:style-name="T30">avec des prestataires tiers qui travaillent pour notre compte et doivent avoir accès à vos informations pour mener à bien leur mission ;</text:span></text:p>
        </text:list-item>
        <text:list-item>
          <text:p text:style-name="P46"><text:span text:style-name="T30">pour se conformer à la Loi ;</text:span></text:p>
        </text:list-item>
        <text:list-item>
          <text:p text:style-name="P46"><text:span text:style-name="T30">pour protéger les droits légaux et contractuels de Run Report ou</text:span></text:p>
        </text:list-item>
        <text:list-item>
          <text:p text:style-name="P46"><text:span text:style-name="T30">pour répondre à une urgence ou protéger la sécurité personnelle de toute personne ;</text:span></text:p>
        </text:list-item>
        <text:list-item>
          <text:p text:style-name="P47"><text:span text:style-name="T6">pour toute finalité particulière, avec votre accord express et préalable.</text:span></text:p>
        </text:list-item>
      </text:list>
      <text:list xml:id="list220002160449694" text:continue-list="list220002110377661" text:style-name="WWNum1">
        <text:list-item>
          <text:list>
            <text:list-item>
              <text:h text:style-name="P24" text:outline-level="2">Sécurité de vos données personnelles </text:h>
            </text:list-item>
          </text:list>
        </text:list-item>
      </text:list>
      <text:p text:style-name="P9"><text:span text:style-name="T6">Run Report prend les mesures de sécurité nécessaires et raisonnables pour protéger vos données afin d’éviter toute perte, usage inapproprié, accès non autorisé, divulgation, altération et destruction de ces données. Nous attirons toutefois votre attention sur le fait que, malgré nos efforts, aucune mesure de protection n’est totalement fiable sur Internet. </text:span></text:p>
      <text:list xml:id="list220002987448369" text:continue-numbering="true" text:style-name="WWNum1">
        <text:list-item>
          <text:list>
            <text:list-item>
              <text:h text:style-name="P24" text:outline-level="2">Conservation de vos données personnelles - Durée </text:h>
            </text:list-item>
          </text:list>
        </text:list-item>
      </text:list>
      <text:p text:style-name="P9"><text:span text:style-name="T6">Nous conservons vos données personnelles pendant un délai d’un an à l’issue de votre dernier contact avec nous ou visite sur le Site, ou encore suppression de votre compte Utilisateur. Elles sont ensuite effacées ou rendues anonymes.</text:span></text:p>
      <text:p text:style-name="P9"><text:span text:style-name="T6">Nous sommes par ailleurs tenus d’archiver pendant une durée d’un an vos participations aux forums publics et vos données de connexion en application des dispositions légales, pour le cas d’éventuelles réquisitions de l’autorité judiciaire.</text:span></text:p>
      <text:list xml:id="list220001657704902" text:continue-numbering="true" text:style-name="WWNum1">
        <text:list-item>
          <text:list>
            <text:list-item>
              <text:h text:style-name="P24" text:outline-level="2">Responsable du traitement des données – Correspondant Informatique et Libertées - Modérateur </text:h>
            </text:list-item>
          </text:list>
        </text:list-item>
      </text:list>
      <text:p text:style-name="P9"><text:span text:style-name="T6">Run Report reçoit en qualité de responsable du traitement des données personnelles toute plainte relative aux données à caractère personnel et prend toute mesure assurant la sauvegarde des droits en cause. Il peut décider au besoin de toute fermeture d'accès au Site </text:span><text:span text:style-name="T6">(</text:span><text:span text:style-name="T19">https://runreport.fr/legal/mentions</text:span><text:span text:style-name="T6">)</text:span><text:span text:style-name="T6">. </text:span></text:p>
      <text:p text:style-name="P10"><text:span text:style-name="T6">Run Report a désigné auprès de la CNIL un correspondant à la protection des données à caractère personnel </text:span><text:span text:style-name="T6">(</text:span><text:span text:style-name="T19">https://runreport.fr/legal/mentions</text:span><text:span text:style-name="T6">)</text:span><text:span text:style-name="T6">.</text:span></text:p>
      <text:p text:style-name="P10"><text:span text:style-name="T6">Enfin toute demande concernant un Contenu publié par un Utilisateur peut être adressée directement au modérateur </text:span><text:span text:style-name="T6">(</text:span><text:span text:style-name="T19">https://runreport.fr/legal/mentions</text:span><text:span text:style-name="T6">)</text:span><text:span text:style-name="T6">.</text:span></text:p>
      <text:p text:style-name="P9"><text:span text:style-name="T6">Pour toute autre question ou demande en relation avec ces Conditions, vous pouvez nous écrire par courrier au siège, Run Report, 40 rue des Archives 75004 Paris, France, ou adresser un email à </text:span><text:a xlink:type="simple" xlink:href="mailto:contact@runreport.fr">contact@runreport.fr</text:a><text:span text:style-name="T21"> </text:span><text:span text:style-name="T6">. </text:span></text:p>
      <text:list xml:id="list220001584242588" text:continue-numbering="true" text:style-name="WWNum1">
        <text:list-item>
          <text:h text:style-name="P21" text:outline-level="1"><text:soft-page-break/>CLauses générales</text:h>
          <text:list>
            <text:list-item>
              <text:h text:style-name="P24" text:outline-level="2">Modifications des présentes Conditions</text:h>
            </text:list-item>
          </text:list>
        </text:list-item>
      </text:list>
      <text:p text:style-name="P9"><text:span text:style-name="T6">Run Report se réserve le droit de modifier les termes, conditions et mentions des présentes Conditions, à tout moment, pour les adapter aux nouvelles règles, pratiques et fonctionnalités du Site. La version modifiée est alors publiée sur le Site avec l’indication de sa date de mise à jour, à compter de laquelle les modifications s’appliquent aux nouvelles visites du Site et utilisations des Services. Nous vous invitons à vérifier l’existence d’une éventuelle mise à jour de ces Conditions, et à en prendre connaissance le cas échéant, chaque fois que vous visitez notre Site.</text:span></text:p>
      <text:list xml:id="list220001904943235" text:continue-numbering="true" text:style-name="WWNum1">
        <text:list-item>
          <text:list>
            <text:list-item>
              <text:h text:style-name="P24" text:outline-level="2">Droit applicable et juridiction competente</text:h>
            </text:list-item>
          </text:list>
        </text:list-item>
      </text:list>
      <text:p text:style-name="P9"><text:span text:style-name="T6">Les présentes Conditions sont soumises au droit français et tout litige à propos de leur interprétation ou exécution sera soumis, suivant le cas, au Responsable du traitement ou au Directeur de la publication, en vue d'une résolution amiable, et, à défaut, aux juridictions du ressort de la Cour d’Appel de Paris.</text:span></text:p>
      <text:list xml:id="list220002234733049" text:continue-numbering="true" text:style-name="WWNum1">
        <text:list-item>
          <text:list>
            <text:list-item>
              <text:h text:style-name="P24" text:outline-level="2">Durée - Résiliation</text:h>
            </text:list-item>
          </text:list>
        </text:list-item>
      </text:list>
      <text:p text:style-name="P9"><text:span text:style-name="T6">Les présentes Conditions s'appliquent lors de chaque visite du Site et utilisation d’un de ses Services, et, pour le cas de la création d’un Compte, jusqu’à sa suppression. </text:span></text:p>
      <text:p text:style-name="P9"><text:span text:style-name="T6">La suppression d’un Compte d’Utilisateur entraine la résiliation du contrat unissant l’Utilisateur à Run Report aux termes des présentes Conditions. </text:span></text:p>
      <text:p text:style-name="P9"><text:span text:style-name="T6">Les données associées au compte supprimé sont détruites par nos soins à l’issue d’un délai d’un an à compter de la suppression du Compte. Toutefois, des informations sur l’Utilisateur peuvent subsister dans les pages et comptes d’autres Utilisateurs.</text:span></text:p>
      <text:p text:style-name="P9"><text:span text:style-name="T6">L’identité sous laquelle était enregistré l’Utilisateur redevient disponible au jour de la suppression, et peut librement être rendue disponible à un autre Utilisateur, sous réserve que ce soit sa véritable identité (homonyme).</text:span></text:p>
      <text:list xml:id="list220002234900947" text:continue-numbering="true" text:style-name="WWNum1">
        <text:list-item>
          <text:list>
            <text:list-item>
              <text:list>
                <text:list-item>
                  <text:h text:style-name="P23" text:outline-level="3">Résiliation par l’Utilisateur</text:h>
                </text:list-item>
              </text:list>
            </text:list-item>
          </text:list>
        </text:list-item>
      </text:list>
      <text:p text:style-name="P16"><text:span text:style-name="T6">Vous êtes libre de désactiver votre compte à tout moment, directement sur le Site. A la suite de cette désactivation, vous bénéficiez d’une durée de vingt-quatre (24) mois pour réactiver votre compte.</text:span></text:p>
      <text:p text:style-name="P16"><text:span text:style-name="T6">Vous pouvez également supprimer votre compte en nous adressant la demande par email à : </text:span><text:a xlink:type="simple" xlink:href="mailto:contact@runreport.fr">contact@runreport.fr</text:a><text:span text:style-name="T21"> </text:span><text:span text:style-name="T6">.  </text:span></text:p>
      <text:list xml:id="list220002275065464" text:continue-numbering="true" text:style-name="WWNum1">
        <text:list-item>
          <text:list>
            <text:list-item>
              <text:list>
                <text:list-item>
                  <text:h text:style-name="P23" text:outline-level="3">Résiliation par Run Report</text:h>
                </text:list-item>
              </text:list>
            </text:list-item>
          </text:list>
        </text:list-item>
      </text:list>
      <text:p text:style-name="P16"><text:span text:style-name="T6">Nous pouvons supprimer votre compte sous réserve de vous en avertir par email deux (2) mois avant la suppression effective, ou, </text:span><text:soft-page-break/><text:span text:style-name="T6">pour le cas de Services payants souscrits, deux (2) mois avant leur échéance. </text:span></text:p>
      <text:p text:style-name="P16"><text:span text:style-name="T6">A défaut de respect des présentes Conditions, nous pouvons supprimer tout accès au Site, toute publication, Contenu ou tout Compte d’Utilisateur, sans préavis, et sans préjudice de tous autres recours. L’Utilisateur en est averti lors de sa prochaine connexion et par email.  </text:span></text:p>
      <text:p text:style-name="P16"><text:span text:style-name="T6">Nous pouvons également supprimer votre Compte si vous ne vous y êtes pas connecté depuis plus de deux (2) ans. Vous en serez informé au cours du mois précédent la suppression de votre Compte par email.</text:span></text:p>
      <text:list xml:id="list220003212555462" text:continue-numbering="true" text:style-name="WWNum1">
        <text:list-item>
          <text:list>
            <text:list-item>
              <text:h text:style-name="P24" text:outline-level="2">Langue des conditions</text:h>
            </text:list-item>
          </text:list>
        </text:list-item>
      </text:list>
      <text:p text:style-name="P9"><text:span text:style-name="T6">La langue officielle des présentes Conditions, et dont la version prévaut en cas de divergence d'interprétation, est le Français.</text:span></text:p>
      <text:p text:style-name="P19"/>
      <text:p text:style-name="Standard"/>
      <text:p text:style-name="P1">* <text:s text:c="8"/>* <text:s text:c="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G Times" svg:font-family="'CG Times'" style:font-family-generic="roman" style:font-pitch="variable"/>
    <style:font-face style:name="Calibri" svg:font-family="Calibri" style:font-family-generic="roman" style:font-pitch="variable"/>
    <style:font-face style:name="HelveticaSpe" svg:font-family="HelveticaSpe" style:font-family-generic="roman" style:font-pitch="variable"/>
    <style:font-face style:name="Lato" svg:font-family="Lato"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8" style:class="text">
      <style:paragraph-properties fo:margin-top="0.2083in" fo:margin-bottom="0.0835in" style:contextual-spacing="false" fo:line-height="120%" fo:text-align="justify" style:justify-single-word="false"/>
      <style:text-properties fo:text-transform="uppercase"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WWNum8" style:class="text">
      <style:paragraph-properties fo:margin-top="0.139in" fo:margin-bottom="0.0835in" style:contextual-spacing="false" fo:line-height="100%" fo:text-align="justify" style:justify-single-word="false"/>
      <style:text-properties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WWNum8" style:class="text">
      <style:paragraph-properties fo:margin-left="0.9846in" fo:margin-right="0in" fo:margin-top="0.139in" fo:margin-bottom="0.0835in" style:contextual-spacing="false" fo:text-align="justify" style:justify-single-word="false" fo:text-indent="-0.5516in" style:auto-text-indent="false"/>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style:default-outline-level="4" style:list-style-name="WWNum8" style:class="text">
      <style:paragraph-properties fo:margin-left="0in" fo:margin-right="0in" fo:margin-top="0.139in" fo:margin-bottom="0.0835in" style:contextual-spacing="false" fo:line-height="120%" fo:text-align="justify" style:justify-single-word="false" fo:text-indent="-0.3543in" style:auto-text-indent="false"/>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style:default-outline-level="5" style:list-style-name="WWNum8" style:class="text">
      <style:paragraph-properties fo:line-height="120%" fo:text-align="justify" style:justify-single-word="false">
        <style:tab-stops>
          <style:tab-stop style:position="1.6736in"/>
        </style:tab-stops>
      </style:paragraph-properties>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WWNum8" style:class="text">
      <style:paragraph-properties fo:line-height="120%" fo:text-align="justify" style:justify-single-word="false"/>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WWNum8" style:class="text">
      <style:paragraph-properties fo:margin-top="0in" fo:margin-bottom="0in" style:contextual-spacing="false" fo:line-height="120%" fo:text-align="justify" style:justify-single-word="false"/>
      <style:text-properties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8" style:class="text">
      <style:paragraph-properties fo:margin-top="0in" fo:margin-bottom="0in" style:contextual-spacing="false" fo:line-height="140%" fo:text-align="center" style:justify-single-word="false" fo:hyphenation-ladder-count="no-limit" fo:break-before="page">
        <style:tab-stops>
          <style:tab-stop style:position="1in"/>
        </style:tab-stops>
      </style:paragraph-properties>
      <style:text-properties fo:font-variant="small-caps" fo:color="#000000" style:font-name="CG Times" fo:font-family="'CG Times'" style:font-family-generic="roman" style:font-pitch="variable" fo:font-size="10.5pt" fo:font-weight="bold" style:font-name-asian="Times New Roman1" style:font-family-asian="'Times New Roman'" style:font-family-generic-asian="system" style:font-pitch-asian="variable" style:font-size-asian="10.5pt" style:language-asian="fr" style:country-asian="FR" style:font-weight-asian="bold" style:font-name-complex="Times New Roman1" style:font-family-complex="'Times New Roman'" style:font-family-generic-complex="system" style:font-pitch-complex="variable"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rps_20_de_20_texte_20_21" style:display-name="Corps de texte 21" style:family="paragraph" style:parent-style-name="Standard" style:default-outline-level="">
      <style:paragraph-properties fo:margin-left="0.9846in" fo:margin-right="-0.0008in" fo:line-height="120%" fo:text-align="justify" style:justify-single-word="false" fo:text-indent="0in" style:auto-text-indent="false"/>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_20_2_20_Car" style:display-name="Titre 2 Car" style:family="text" style:parent-style-name="Default_20_Paragraph_20_Font">
      <style:text-properties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_20_3_20_Car" style:display-name="Titre 3 Car" style:family="text" style:parent-style-name="Default_20_Paragraph_20_Font">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4_20_Car" style:display-name="Titre 4 Car" style:family="text" style:parent-style-name="Default_20_Paragraph_20_Font">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5_20_Car" style:display-name="Titre 5 Car" style:family="text" style:parent-style-name="Default_20_Paragraph_20_Font">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6_20_Car" style:display-name="Titre 6 Car" style:family="text" style:parent-style-name="Default_20_Paragraph_20_Font">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7_20_Car" style:display-name="Titre 7 Car" style:family="text" style:parent-style-name="Default_20_Paragraph_20_Font">
      <style:text-properties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9_20_Car" style:display-name="Titre 9 Car" style:family="text" style:parent-style-name="Default_20_Paragraph_20_Font">
      <style:text-properties fo:font-variant="small-caps" fo:color="#000000" style:font-name="CG Times" fo:font-family="'CG Times'" style:font-family-generic="roman" style:font-pitch="variable" fo:font-size="10.5pt" fo:font-weight="bold" style:font-name-asian="Times New Roman1" style:font-family-asian="'Times New Roman'" style:font-family-generic-asian="system" style:font-pitch-asian="variable" style:font-size-asian="10.5pt" style:language-asian="fr" style:country-asian="FR" style:font-weight-asian="bold" style:font-name-complex="Times New Roman1" style:font-family-complex="'Times New Roman'" style:font-family-generic-complex="system" style:font-pitch-complex="variable" style:font-size-complex="10pt"/>
    </style:style>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163452" style:text-line-through-style="none" style:text-line-through-type="none" fo:language="zxx" fo:country="none" style:text-underline-style="none" style:text-blinking="false"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itre-cgu1" style:family="text" style:parent-style-name="Default_20_Paragraph_20_Font">
      <style:text-properties fo:color="#0071bb" style:font-name="HelveticaSpe" fo:font-family="HelveticaSpe" style:font-family-generic="roman" style:font-pitch="variable" fo:font-size="16.5pt" style:font-size-asian="16.5pt" style:font-size-complex="16.5pt" text:display="true"/>
    </style:style>
    <style:style style:name="En-tête_20_Car" style:display-name="En-tête Car" style:family="text" style:parent-style-name="Default_20_Paragraph_20_Font"/>
    <style:style style:name="ListLabel_20_1" style:display-name="ListLabel 1" style:family="text">
      <style:text-properties fo:font-size="22pt" fo:font-style="normal" style:text-underline-style="none" fo:font-weight="normal" style:font-size-asian="10pt" style:font-style-asian="normal" style:font-weight-asian="normal"/>
    </style:style>
    <style:style style:name="ListLabel_20_2" style:display-name="ListLabel 2" style:family="text">
      <style:text-properties fo:font-size="11pt" fo:font-style="normal" style:text-underline-style="none" fo:font-weight="bold" style:font-size-asian="11pt" style:font-style-asian="normal" style:font-weight-asian="bold"/>
    </style:style>
    <style:style style:name="ListLabel_20_3" style:display-name="ListLabel 3" style:family="text">
      <style:text-properties fo:text-transform="uppercase" fo:font-size="11pt" fo:font-style="normal" style:text-underline-style="none" fo:font-weight="bold" style:font-size-asian="11pt" style:font-style-asian="normal" style:font-weight-asian="bold"/>
    </style:style>
    <style:style style:name="ListLabel_20_4" style:display-name="ListLabel 4" style:family="text">
      <style:text-properties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9839in" fo:text-indent="-0.5508in" fo:margin-left="0.9839in"/>
        </style:list-level-properties>
      </text:list-level-style-number>
      <text:list-level-style-number text:level="4" text:style-name="ListLabel_20_1" style:num-prefix="(" style:num-suffix=")" style:num-format="a">
        <style:list-level-properties text:list-level-position-and-space-mode="label-alignment">
          <style:list-level-label-alignment text:label-followed-by="listtab" text:list-tab-stop-position="1.339in" fo:text-indent="-0.3547in" fo:margin-left="1.339in"/>
        </style:list-level-properties>
      </text:list-level-style-number>
      <text:list-level-style-number text:level="5" text:style-name="ListLabel_20_1" style:num-prefix="(" style:num-suffix=")" style:num-format="i">
        <style:list-level-properties text:list-level-position-and-space-mode="label-alignment">
          <style:list-level-label-alignment text:label-followed-by="listtab" text:list-tab-stop-position="1.839in" fo:text-indent="-0.3543in" fo:margin-left="1.6929in"/>
        </style:list-level-properties>
      </text:list-level-style-number>
      <text:list-level-style-number text:level="6" text:style-name="ListLabel_20_1" style:num-prefix="(" style:num-suffix=")" style:num-format="1">
        <style:list-level-properties text:list-level-position-and-space-mode="label-alignment">
          <style:list-level-label-alignment text:label-followed-by="listtab" text:list-tab-stop-position="2.0472in" fo:text-indent="-0.3543in" fo:margin-left="2.0472in"/>
        </style:list-level-properties>
      </text:list-level-style-number>
      <text:list-level-style-number text:level="7" text:style-name="ListLabel_20_1" style:num-format="">
        <style:list-level-properties text:list-level-position-and-space-mode="label-alignment">
          <style:list-level-label-alignment text:label-followed-by="nothing"/>
        </style:list-level-properties>
      </text:list-level-style-number>
      <text:list-level-style-number text:level="8" text:style-name="ListLabel_20_2" style:num-prefix="Part " style:num-format="A">
        <style:list-level-properties text:list-level-position-and-space-mode="label-alignment">
          <style:list-level-label-alignment text:label-followed-by="space"/>
        </style:list-level-properties>
      </text:list-level-style-number>
      <text:list-level-style-number text:level="9" text:style-name="ListLabel_20_3" style:num-prefix="SCHEDULE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335in" fo:text-indent="-0.25in" fo:margin-left="1.7335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1"/>
      </text:list-level-style-bullet>
      <text:list-level-style-bullet text:level="4" text:style-name="ListLabel_20_6"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Wingdings1"/>
      </text:list-level-style-bullet>
      <text:list-level-style-bullet text:level="5" text:style-name="ListLabel_20_6" style:num-suffix="" text:bullet-char="">
        <style:list-level-properties text:list-level-position-and-space-mode="label-alignment">
          <style:list-level-label-alignment text:label-followed-by="listtab" text:list-tab-stop-position="3.2335in" fo:text-indent="-0.25in" fo:margin-left="3.2335in"/>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1"/>
      </text:list-level-style-bullet>
      <text:list-level-style-bullet text:level="7" text:style-name="ListLabel_20_6"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Wingdings1"/>
      </text:list-level-style-bullet>
      <text:list-level-style-bullet text:level="8" text:style-name="ListLabel_20_6" style:num-suffix="" text:bullet-char="">
        <style:list-level-properties text:list-level-position-and-space-mode="label-alignment">
          <style:list-level-label-alignment text:label-followed-by="listtab" text:list-tab-stop-position="4.7335in" fo:text-indent="-0.25in" fo:margin-left="4.7335in"/>
        </style:list-level-properties>
        <style:text-properties style:font-name="Wingdings1"/>
      </text:list-level-style-bullet>
      <text:list-level-style-bullet text:level="9" text:style-name="ListLabel_20_6"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335in" fo:text-indent="-0.25in" fo:margin-left="1.7335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1"/>
      </text:list-level-style-bullet>
      <text:list-level-style-bullet text:level="4" text:style-name="ListLabel_20_6"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Wingdings1"/>
      </text:list-level-style-bullet>
      <text:list-level-style-bullet text:level="5" text:style-name="ListLabel_20_6" style:num-suffix="" text:bullet-char="">
        <style:list-level-properties text:list-level-position-and-space-mode="label-alignment">
          <style:list-level-label-alignment text:label-followed-by="listtab" text:list-tab-stop-position="3.2335in" fo:text-indent="-0.25in" fo:margin-left="3.2335in"/>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1"/>
      </text:list-level-style-bullet>
      <text:list-level-style-bullet text:level="7" text:style-name="ListLabel_20_6"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Wingdings1"/>
      </text:list-level-style-bullet>
      <text:list-level-style-bullet text:level="8" text:style-name="ListLabel_20_6" style:num-suffix="" text:bullet-char="">
        <style:list-level-properties text:list-level-position-and-space-mode="label-alignment">
          <style:list-level-label-alignment text:label-followed-by="listtab" text:list-tab-stop-position="4.7335in" fo:text-indent="-0.25in" fo:margin-left="4.7335in"/>
        </style:list-level-properties>
        <style:text-properties style:font-name="Wingdings1"/>
      </text:list-level-style-bullet>
      <text:list-level-style-bullet text:level="9" text:style-name="ListLabel_20_6"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1.2335in"/>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9839in" fo:text-indent="-0.5508in" fo:margin-left="0.9839in"/>
        </style:list-level-properties>
      </text:list-level-style-number>
      <text:list-level-style-number text:level="4" text:style-name="ListLabel_20_1" style:num-prefix="(" style:num-suffix=")" style:num-format="a">
        <style:list-level-properties text:list-level-position-and-space-mode="label-alignment">
          <style:list-level-label-alignment text:label-followed-by="listtab" text:list-tab-stop-position="1.339in" fo:text-indent="-0.3547in" fo:margin-left="1.339in"/>
        </style:list-level-properties>
      </text:list-level-style-number>
      <text:list-level-style-number text:level="5" text:style-name="ListLabel_20_1" style:num-prefix="(" style:num-suffix=")" style:num-format="i">
        <style:list-level-properties text:list-level-position-and-space-mode="label-alignment">
          <style:list-level-label-alignment text:label-followed-by="listtab" text:list-tab-stop-position="1.839in" fo:text-indent="-0.3543in" fo:margin-left="1.6929in"/>
        </style:list-level-properties>
      </text:list-level-style-number>
      <text:list-level-style-number text:level="6" text:style-name="ListLabel_20_1" style:num-prefix="(" style:num-suffix=")" style:num-format="1">
        <style:list-level-properties text:list-level-position-and-space-mode="label-alignment">
          <style:list-level-label-alignment text:label-followed-by="listtab" text:list-tab-stop-position="2.0472in" fo:text-indent="-0.3543in" fo:margin-left="2.0472in"/>
        </style:list-level-properties>
      </text:list-level-style-number>
      <text:list-level-style-number text:level="7" text:style-name="ListLabel_20_1" style:num-format="">
        <style:list-level-properties text:list-level-position-and-space-mode="label-alignment">
          <style:list-level-label-alignment text:label-followed-by="nothing"/>
        </style:list-level-properties>
      </text:list-level-style-number>
      <text:list-level-style-number text:level="8" text:style-name="ListLabel_20_2" style:num-prefix="Part " style:num-format="A">
        <style:list-level-properties text:list-level-position-and-space-mode="label-alignment">
          <style:list-level-label-alignment text:label-followed-by="space"/>
        </style:list-level-properties>
      </text:list-level-style-number>
      <text:list-level-style-number text:level="9" text:style-name="ListLabel_20_3" style:num-prefix="SCHEDULE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7</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P</meta:initial-creator>
    <meta:editing-cycles>31</meta:editing-cycles>
    <meta:creation-date>2015-09-09T07:48:00</meta:creation-date>
    <dc:date>2015-09-09T22:00:00.926962150</dc:date>
    <meta:editing-duration>PT55M13S</meta:editing-duration>
    <meta:generator>LibreOffice/4.2.6.3$Linux_X86_64 LibreOffice_project/420m0$Build-3</meta:generator>
    <meta:document-statistic meta:table-count="0" meta:image-count="0" meta:object-count="0" meta:page-count="17" meta:paragraph-count="251" meta:word-count="5766" meta:character-count="36365" meta:non-whitespace-character-count="308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